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7" style:family="table-column">
      <style:table-column-properties fo:break-before="auto" style:column-width="1.755cm"/>
    </style:style>
    <style:style style:name="co8" style:family="table-column">
      <style:table-column-properties fo:break-before="auto" style:column-width="1.984cm"/>
    </style:style>
    <style:style style:name="co9" style:family="table-column">
      <style:table-column-properties fo:break-before="auto" style:column-width="5.368cm"/>
    </style:style>
    <style:style style:name="co10" style:family="table-column">
      <style:table-column-properties fo:break-before="auto" style:column-width="1.871cm"/>
    </style:style>
    <style:style style:name="co11" style:family="table-column">
      <style:table-column-properties fo:break-before="auto" style:column-width="2.515cm"/>
    </style:style>
    <style:style style:name="co12" style:family="table-column">
      <style:table-column-properties fo:break-before="auto" style:column-width="3.242cm"/>
    </style:style>
    <style:style style:name="co13" style:family="table-column">
      <style:table-column-properties fo:break-before="auto" style:column-width="2.32cm"/>
    </style:style>
    <style:style style:name="co14" style:family="table-column">
      <style:table-column-properties fo:break-before="auto" style:column-width="3.214cm"/>
    </style:style>
    <style:style style:name="co15" style:family="table-column">
      <style:table-column-properties fo:break-before="auto" style:column-width="5.228cm"/>
    </style:style>
    <style:style style:name="co16" style:family="table-column">
      <style:table-column-properties fo:break-before="auto" style:column-width="2.18cm"/>
    </style:style>
    <style:style style:name="co17" style:family="table-column">
      <style:table-column-properties fo:break-before="auto" style:column-width="2.376cm"/>
    </style:style>
    <style:style style:name="co18" style:family="table-column">
      <style:table-column-properties fo:break-before="auto" style:column-width="2.404cm"/>
    </style:style>
    <style:style style:name="co19" style:family="table-column">
      <style:table-column-properties fo:break-before="auto" style:column-width="2.796cm"/>
    </style:style>
    <style:style style:name="co20" style:family="table-column">
      <style:table-column-properties fo:break-before="auto" style:column-width="3.046cm"/>
    </style:style>
    <style:style style:name="co21" style:family="table-column">
      <style:table-column-properties fo:break-before="auto" style:column-width="2.626cm"/>
    </style:style>
    <style:style style:name="ro6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.111cm" fo:break-before="auto" style:use-optimal-row-height="false"/>
    </style:style>
    <style:style style:name="ro4" style:family="table-row">
      <style:table-row-properties style:row-height="0.497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ta2" style:family="table" style:master-page-name="PageStyle_5f_Товар">
      <style:table-properties table:display="true" style:writing-mode="lr-tb"/>
    </style:style>
    <style:style style:name="ta3" style:family="table" style:master-page-name="PageStyle_5f_Магазин">
      <style:table-properties table:display="true" style:writing-mode="lr-tb"/>
    </style:style>
    <style:style style:name="ta4" style:family="table" style:master-page-name="PageStyle_5f_Движение_20_товаров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padding="0.071cm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padding="0.071cm"/>
    </style:style>
    <style:style style:name="ce3" style:family="table-cell" style:parent-style-name="Default" style:data-style-name="N36">
      <style:table-cell-properties fo:padding="0.071cm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Движение товаров" table:style-name="ta4">
        <office:forms form:automatic-focus="false" form:apply-design-mode="false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number-columns-repeated="2" table:default-cell-style-name="ce11"/>
        <table:table-column table:style-name="co20" table:default-cell-style-name="ce11"/>
        <table:table-column table:style-name="co21" table:default-cell-style-name="ce11"/>
        <table:table-column table:style-name="co7" table:number-columns-repeated="16377"/>
        <table:table-row table:style-name="ro3">
          <table:table-cell table:style-name="ce10" office:value-type="string" calcext:value-type="string">
            <text:p>ID операции</text:p>
          </table:table-cell>
          <table:table-cell table:style-name="ce10" office:value-type="string" calcext:value-type="string">
            <text:p>Дата</text:p>
          </table:table-cell>
          <table:table-cell table:style-name="ce10" office:value-type="string" calcext:value-type="string">
            <text:p>ID магазина</text:p>
          </table:table-cell>
          <table:table-cell table:style-name="ce10" office:value-type="string" calcext:value-type="string">
            <text:p>Артикул</text:p>
          </table:table-cell>
          <table:table-cell table:style-name="ce10" office:value-type="string" calcext:value-type="string">
            <text:p>Количество упаковок, шт.</text:p>
          </table:table-cell>
          <table:table-cell table:style-name="ce10" office:value-type="string" calcext:value-type="string">
            <text:p>Тип операции</text:p>
          </table:table-cell>
          <table:table-cell table:style-name="ce10" office:value-type="string" calcext:value-type="string">
            <text:p>Цена руб./шт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7" calcext:value-type="float">
            <text:p>2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56" calcext:value-type="float">
            <text:p>5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1" calcext:value-type="float">
            <text:p>4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4" calcext:value-type="float">
            <text:p>2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61" calcext:value-type="float">
            <text:p>6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7" calcext:value-type="float">
            <text:p>2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19" calcext:value-type="float">
            <text:p>1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6" calcext:value-type="float">
            <text:p>2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6" calcext:value-type="float">
            <text:p>1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39" calcext:value-type="float">
            <text:p>3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38" calcext:value-type="float">
            <text:p>3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6" calcext:value-type="float">
            <text:p>2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7" calcext:value-type="float">
            <text:p>2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61" calcext:value-type="float">
            <text:p>6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5" calcext:value-type="float">
            <text:p>1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37" calcext:value-type="float">
            <text:p>37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4" calcext:value-type="float">
            <text:p>2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56" calcext:value-type="float">
            <text:p>5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59" calcext:value-type="float">
            <text:p>5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62" calcext:value-type="float">
            <text:p>6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59" calcext:value-type="float">
            <text:p>25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62" calcext:value-type="float">
            <text:p>26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37" calcext:value-type="float">
            <text:p>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279" calcext:value-type="float">
            <text:p>27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4" calcext:value-type="float">
            <text:p>2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38" calcext:value-type="float">
            <text:p>3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4">
          <table:table-cell office:value-type="float" office:value="302" calcext:value-type="float">
            <text:p>30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4">
          <table:table-cell office:value-type="float" office:value="303" calcext:value-type="float">
            <text:p>30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59" calcext:value-type="float">
            <text:p>5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325" calcext:value-type="float">
            <text:p>32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329" calcext:value-type="float">
            <text:p>32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342" calcext:value-type="float">
            <text:p>34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343" calcext:value-type="float">
            <text:p>34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6" calcext:value-type="float">
            <text:p>2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34" calcext:value-type="float">
            <text:p>3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8" calcext:value-type="float">
            <text:p>3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352" calcext:value-type="float">
            <text:p>35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353" calcext:value-type="float">
            <text:p>35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356" calcext:value-type="float">
            <text:p>35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357" calcext:value-type="float">
            <text:p>35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358" calcext:value-type="float">
            <text:p>35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64" calcext:value-type="float">
            <text:p>36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365" calcext:value-type="float">
            <text:p>36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366" calcext:value-type="float">
            <text:p>36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368" calcext:value-type="float">
            <text:p>36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369" calcext:value-type="float">
            <text:p>36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371" calcext:value-type="float">
            <text:p>37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373" calcext:value-type="float">
            <text:p>37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374" calcext:value-type="float">
            <text:p>37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375" calcext:value-type="float">
            <text:p>37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376" calcext:value-type="float">
            <text:p>37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378" calcext:value-type="float">
            <text:p>37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379" calcext:value-type="float">
            <text:p>37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381" calcext:value-type="float">
            <text:p>38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382" calcext:value-type="float">
            <text:p>38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383" calcext:value-type="float">
            <text:p>38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384" calcext:value-type="float">
            <text:p>38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385" calcext:value-type="float">
            <text:p>38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386" calcext:value-type="float">
            <text:p>38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387" calcext:value-type="float">
            <text:p>38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388" calcext:value-type="float">
            <text:p>38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389" calcext:value-type="float">
            <text:p>38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391" calcext:value-type="float">
            <text:p>39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392" calcext:value-type="float">
            <text:p>39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393" calcext:value-type="float">
            <text:p>39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394" calcext:value-type="float">
            <text:p>39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395" calcext:value-type="float">
            <text:p>39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396" calcext:value-type="float">
            <text:p>39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397" calcext:value-type="float">
            <text:p>39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398" calcext:value-type="float">
            <text:p>39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99" calcext:value-type="float">
            <text:p>39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402" calcext:value-type="float">
            <text:p>40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03" calcext:value-type="float">
            <text:p>40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404" calcext:value-type="float">
            <text:p>40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405" calcext:value-type="float">
            <text:p>40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406" calcext:value-type="float">
            <text:p>40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6" calcext:value-type="float">
            <text:p>3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408" calcext:value-type="float">
            <text:p>40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411" calcext:value-type="float">
            <text:p>41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413" calcext:value-type="float">
            <text:p>41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414" calcext:value-type="float">
            <text:p>41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415" calcext:value-type="float">
            <text:p>41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416" calcext:value-type="float">
            <text:p>41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417" calcext:value-type="float">
            <text:p>41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418" calcext:value-type="float">
            <text:p>41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419" calcext:value-type="float">
            <text:p>41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421" calcext:value-type="float">
            <text:p>42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422" calcext:value-type="float">
            <text:p>42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423" calcext:value-type="float">
            <text:p>42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424" calcext:value-type="float">
            <text:p>42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425" calcext:value-type="float">
            <text:p>42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426" calcext:value-type="float">
            <text:p>42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427" calcext:value-type="float">
            <text:p>42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428" calcext:value-type="float">
            <text:p>42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429" calcext:value-type="float">
            <text:p>42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431" calcext:value-type="float">
            <text:p>43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432" calcext:value-type="float">
            <text:p>43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433" calcext:value-type="float">
            <text:p>43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434" calcext:value-type="float">
            <text:p>43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435" calcext:value-type="float">
            <text:p>43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439" calcext:value-type="float">
            <text:p>43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441" calcext:value-type="float">
            <text:p>44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442" calcext:value-type="float">
            <text:p>44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443" calcext:value-type="float">
            <text:p>44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444" calcext:value-type="float">
            <text:p>44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446" calcext:value-type="float">
            <text:p>44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447" calcext:value-type="float">
            <text:p>44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448" calcext:value-type="float">
            <text:p>44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449" calcext:value-type="float">
            <text:p>44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452" calcext:value-type="float">
            <text:p>45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9" calcext:value-type="float">
            <text:p>1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53" calcext:value-type="float">
            <text:p>45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454" calcext:value-type="float">
            <text:p>45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456" calcext:value-type="float">
            <text:p>45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457" calcext:value-type="float">
            <text:p>45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459" calcext:value-type="float">
            <text:p>45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461" calcext:value-type="float">
            <text:p>46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6" calcext:value-type="float">
            <text:p>16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62" calcext:value-type="float">
            <text:p>46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14" calcext:value-type="float">
            <text:p>1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464" calcext:value-type="float">
            <text:p>46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465" calcext:value-type="float">
            <text:p>46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5" calcext:value-type="float">
            <text:p>2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468" calcext:value-type="float">
            <text:p>46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469" calcext:value-type="float">
            <text:p>46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471" calcext:value-type="float">
            <text:p>47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473" calcext:value-type="float">
            <text:p>47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474" calcext:value-type="float">
            <text:p>47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475" calcext:value-type="float">
            <text:p>47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4" calcext:value-type="float">
            <text:p>2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476" calcext:value-type="float">
            <text:p>47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477" calcext:value-type="float">
            <text:p>47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478" calcext:value-type="float">
            <text:p>47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479" calcext:value-type="float">
            <text:p>47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481" calcext:value-type="float">
            <text:p>48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482" calcext:value-type="float">
            <text:p>48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484" calcext:value-type="float">
            <text:p>48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485" calcext:value-type="float">
            <text:p>48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35" calcext:value-type="float">
            <text:p>3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486" calcext:value-type="float">
            <text:p>48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487" calcext:value-type="float">
            <text:p>48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488" calcext:value-type="float">
            <text:p>48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489" calcext:value-type="float">
            <text:p>48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490" calcext:value-type="float">
            <text:p>49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491" calcext:value-type="float">
            <text:p>49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38" calcext:value-type="float">
            <text:p>3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492" calcext:value-type="float">
            <text:p>49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93" calcext:value-type="float">
            <text:p>49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494" calcext:value-type="float">
            <text:p>49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495" calcext:value-type="float">
            <text:p>49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496" calcext:value-type="float">
            <text:p>49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497" calcext:value-type="float">
            <text:p>49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498" calcext:value-type="float">
            <text:p>49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499" calcext:value-type="float">
            <text:p>49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501" calcext:value-type="float">
            <text:p>50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502" calcext:value-type="float">
            <text:p>50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503" calcext:value-type="float">
            <text:p>50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504" calcext:value-type="float">
            <text:p>50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505" calcext:value-type="float">
            <text:p>50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506" calcext:value-type="float">
            <text:p>50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507" calcext:value-type="float">
            <text:p>50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508" calcext:value-type="float">
            <text:p>50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510" calcext:value-type="float">
            <text:p>51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511" calcext:value-type="float">
            <text:p>51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34" calcext:value-type="float">
            <text:p>3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513" calcext:value-type="float">
            <text:p>51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514" calcext:value-type="float">
            <text:p>51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515" calcext:value-type="float">
            <text:p>51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516" calcext:value-type="float">
            <text:p>51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517" calcext:value-type="float">
            <text:p>51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518" calcext:value-type="float">
            <text:p>51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519" calcext:value-type="float">
            <text:p>51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520" calcext:value-type="float">
            <text:p>52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521" calcext:value-type="float">
            <text:p>52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522" calcext:value-type="float">
            <text:p>52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523" calcext:value-type="float">
            <text:p>52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524" calcext:value-type="float">
            <text:p>52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525" calcext:value-type="float">
            <text:p>52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7" calcext:value-type="float">
            <text:p>2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526" calcext:value-type="float">
            <text:p>52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527" calcext:value-type="float">
            <text:p>52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528" calcext:value-type="float">
            <text:p>52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529" calcext:value-type="float">
            <text:p>52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530" calcext:value-type="float">
            <text:p>53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531" calcext:value-type="float">
            <text:p>53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32" calcext:value-type="float">
            <text:p>53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533" calcext:value-type="float">
            <text:p>53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534" calcext:value-type="float">
            <text:p>53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35" calcext:value-type="float">
            <text:p>53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536" calcext:value-type="float">
            <text:p>53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37" calcext:value-type="float">
            <text:p>53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538" calcext:value-type="float">
            <text:p>53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539" calcext:value-type="float">
            <text:p>53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541" calcext:value-type="float">
            <text:p>54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542" calcext:value-type="float">
            <text:p>54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543" calcext:value-type="float">
            <text:p>54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544" calcext:value-type="float">
            <text:p>54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545" calcext:value-type="float">
            <text:p>54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546" calcext:value-type="float">
            <text:p>54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547" calcext:value-type="float">
            <text:p>54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548" calcext:value-type="float">
            <text:p>54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62" calcext:value-type="float">
            <text:p>6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549" calcext:value-type="float">
            <text:p>54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551" calcext:value-type="float">
            <text:p>55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552" calcext:value-type="float">
            <text:p>55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553" calcext:value-type="float">
            <text:p>55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554" calcext:value-type="float">
            <text:p>55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55" calcext:value-type="float">
            <text:p>55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556" calcext:value-type="float">
            <text:p>55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557" calcext:value-type="float">
            <text:p>55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558" calcext:value-type="float">
            <text:p>55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559" calcext:value-type="float">
            <text:p>55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60" calcext:value-type="float">
            <text:p>56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561" calcext:value-type="float">
            <text:p>56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562" calcext:value-type="float">
            <text:p>56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563" calcext:value-type="float">
            <text:p>56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564" calcext:value-type="float">
            <text:p>56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565" calcext:value-type="float">
            <text:p>56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566" calcext:value-type="float">
            <text:p>56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567" calcext:value-type="float">
            <text:p>56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568" calcext:value-type="float">
            <text:p>56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569" calcext:value-type="float">
            <text:p>56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570" calcext:value-type="float">
            <text:p>57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571" calcext:value-type="float">
            <text:p>57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572" calcext:value-type="float">
            <text:p>57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573" calcext:value-type="float">
            <text:p>57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574" calcext:value-type="float">
            <text:p>57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75" calcext:value-type="float">
            <text:p>57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576" calcext:value-type="float">
            <text:p>57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577" calcext:value-type="float">
            <text:p>57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78" calcext:value-type="float">
            <text:p>57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579" calcext:value-type="float">
            <text:p>57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580" calcext:value-type="float">
            <text:p>58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581" calcext:value-type="float">
            <text:p>58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582" calcext:value-type="float">
            <text:p>58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583" calcext:value-type="float">
            <text:p>58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584" calcext:value-type="float">
            <text:p>58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585" calcext:value-type="float">
            <text:p>58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586" calcext:value-type="float">
            <text:p>58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587" calcext:value-type="float">
            <text:p>58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588" calcext:value-type="float">
            <text:p>58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589" calcext:value-type="float">
            <text:p>58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63" calcext:value-type="float">
            <text:p>6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590" calcext:value-type="float">
            <text:p>59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591" calcext:value-type="float">
            <text:p>59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592" calcext:value-type="float">
            <text:p>59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593" calcext:value-type="float">
            <text:p>59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594" calcext:value-type="float">
            <text:p>59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595" calcext:value-type="float">
            <text:p>59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96" calcext:value-type="float">
            <text:p>59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6" calcext:value-type="float">
            <text:p>2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597" calcext:value-type="float">
            <text:p>59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598" calcext:value-type="float">
            <text:p>59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599" calcext:value-type="float">
            <text:p>59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16" calcext:value-type="float">
            <text:p>16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601" calcext:value-type="float">
            <text:p>60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602" calcext:value-type="float">
            <text:p>60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603" calcext:value-type="float">
            <text:p>60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604" calcext:value-type="float">
            <text:p>60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605" calcext:value-type="float">
            <text:p>60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606" calcext:value-type="float">
            <text:p>60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607" calcext:value-type="float">
            <text:p>60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608" calcext:value-type="float">
            <text:p>60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609" calcext:value-type="float">
            <text:p>60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610" calcext:value-type="float">
            <text:p>61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611" calcext:value-type="float">
            <text:p>61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612" calcext:value-type="float">
            <text:p>61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613" calcext:value-type="float">
            <text:p>61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614" calcext:value-type="float">
            <text:p>61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615" calcext:value-type="float">
            <text:p>61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616" calcext:value-type="float">
            <text:p>61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617" calcext:value-type="float">
            <text:p>61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618" calcext:value-type="float">
            <text:p>61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619" calcext:value-type="float">
            <text:p>61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51" calcext:value-type="float">
            <text:p>5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620" calcext:value-type="float">
            <text:p>62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621" calcext:value-type="float">
            <text:p>62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622" calcext:value-type="float">
            <text:p>62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623" calcext:value-type="float">
            <text:p>62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624" calcext:value-type="float">
            <text:p>62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625" calcext:value-type="float">
            <text:p>62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626" calcext:value-type="float">
            <text:p>62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627" calcext:value-type="float">
            <text:p>62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628" calcext:value-type="float">
            <text:p>62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629" calcext:value-type="float">
            <text:p>62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630" calcext:value-type="float">
            <text:p>63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631" calcext:value-type="float">
            <text:p>63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632" calcext:value-type="float">
            <text:p>63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633" calcext:value-type="float">
            <text:p>63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634" calcext:value-type="float">
            <text:p>63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635" calcext:value-type="float">
            <text:p>63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636" calcext:value-type="float">
            <text:p>63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7" calcext:value-type="float">
            <text:p>2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637" calcext:value-type="float">
            <text:p>63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638" calcext:value-type="float">
            <text:p>63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639" calcext:value-type="float">
            <text:p>63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640" calcext:value-type="float">
            <text:p>64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641" calcext:value-type="float">
            <text:p>64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642" calcext:value-type="float">
            <text:p>64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643" calcext:value-type="float">
            <text:p>64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644" calcext:value-type="float">
            <text:p>64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645" calcext:value-type="float">
            <text:p>64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646" calcext:value-type="float">
            <text:p>64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647" calcext:value-type="float">
            <text:p>64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648" calcext:value-type="float">
            <text:p>64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649" calcext:value-type="float">
            <text:p>64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650" calcext:value-type="float">
            <text:p>65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651" calcext:value-type="float">
            <text:p>65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652" calcext:value-type="float">
            <text:p>65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653" calcext:value-type="float">
            <text:p>65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654" calcext:value-type="float">
            <text:p>65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655" calcext:value-type="float">
            <text:p>65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656" calcext:value-type="float">
            <text:p>65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657" calcext:value-type="float">
            <text:p>65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658" calcext:value-type="float">
            <text:p>65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659" calcext:value-type="float">
            <text:p>65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660" calcext:value-type="float">
            <text:p>66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661" calcext:value-type="float">
            <text:p>66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662" calcext:value-type="float">
            <text:p>66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663" calcext:value-type="float">
            <text:p>66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664" calcext:value-type="float">
            <text:p>66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665" calcext:value-type="float">
            <text:p>66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666" calcext:value-type="float">
            <text:p>66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667" calcext:value-type="float">
            <text:p>66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668" calcext:value-type="float">
            <text:p>66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669" calcext:value-type="float">
            <text:p>66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670" calcext:value-type="float">
            <text:p>67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671" calcext:value-type="float">
            <text:p>67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9" calcext:value-type="float">
            <text:p>2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672" calcext:value-type="float">
            <text:p>67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673" calcext:value-type="float">
            <text:p>67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674" calcext:value-type="float">
            <text:p>67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675" calcext:value-type="float">
            <text:p>67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676" calcext:value-type="float">
            <text:p>67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677" calcext:value-type="float">
            <text:p>67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678" calcext:value-type="float">
            <text:p>67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679" calcext:value-type="float">
            <text:p>67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680" calcext:value-type="float">
            <text:p>68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681" calcext:value-type="float">
            <text:p>68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682" calcext:value-type="float">
            <text:p>68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683" calcext:value-type="float">
            <text:p>68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684" calcext:value-type="float">
            <text:p>68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685" calcext:value-type="float">
            <text:p>68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686" calcext:value-type="float">
            <text:p>68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687" calcext:value-type="float">
            <text:p>68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688" calcext:value-type="float">
            <text:p>68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689" calcext:value-type="float">
            <text:p>68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690" calcext:value-type="float">
            <text:p>69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691" calcext:value-type="float">
            <text:p>69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692" calcext:value-type="float">
            <text:p>69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693" calcext:value-type="float">
            <text:p>69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694" calcext:value-type="float">
            <text:p>69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695" calcext:value-type="float">
            <text:p>69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696" calcext:value-type="float">
            <text:p>69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697" calcext:value-type="float">
            <text:p>69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698" calcext:value-type="float">
            <text:p>69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699" calcext:value-type="float">
            <text:p>69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701" calcext:value-type="float">
            <text:p>70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02" calcext:value-type="float">
            <text:p>70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703" calcext:value-type="float">
            <text:p>70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704" calcext:value-type="float">
            <text:p>70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705" calcext:value-type="float">
            <text:p>70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706" calcext:value-type="float">
            <text:p>70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07" calcext:value-type="float">
            <text:p>70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708" calcext:value-type="float">
            <text:p>70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709" calcext:value-type="float">
            <text:p>70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710" calcext:value-type="float">
            <text:p>71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711" calcext:value-type="float">
            <text:p>71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712" calcext:value-type="float">
            <text:p>71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713" calcext:value-type="float">
            <text:p>71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714" calcext:value-type="float">
            <text:p>71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15" calcext:value-type="float">
            <text:p>71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716" calcext:value-type="float">
            <text:p>71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17" calcext:value-type="float">
            <text:p>71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718" calcext:value-type="float">
            <text:p>71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719" calcext:value-type="float">
            <text:p>71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20" calcext:value-type="float">
            <text:p>72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721" calcext:value-type="float">
            <text:p>72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722" calcext:value-type="float">
            <text:p>72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723" calcext:value-type="float">
            <text:p>72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724" calcext:value-type="float">
            <text:p>72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725" calcext:value-type="float">
            <text:p>72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39" calcext:value-type="float">
            <text:p>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726" calcext:value-type="float">
            <text:p>72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27" calcext:value-type="float">
            <text:p>72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728" calcext:value-type="float">
            <text:p>72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729" calcext:value-type="float">
            <text:p>72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730" calcext:value-type="float">
            <text:p>73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731" calcext:value-type="float">
            <text:p>73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732" calcext:value-type="float">
            <text:p>73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24" calcext:value-type="float">
            <text:p>2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33" calcext:value-type="float">
            <text:p>73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734" calcext:value-type="float">
            <text:p>73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735" calcext:value-type="float">
            <text:p>73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736" calcext:value-type="float">
            <text:p>73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737" calcext:value-type="float">
            <text:p>73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38" calcext:value-type="float">
            <text:p>73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739" calcext:value-type="float">
            <text:p>73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740" calcext:value-type="float">
            <text:p>74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741" calcext:value-type="float">
            <text:p>74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742" calcext:value-type="float">
            <text:p>74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51" calcext:value-type="float">
            <text:p>5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743" calcext:value-type="float">
            <text:p>74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744" calcext:value-type="float">
            <text:p>74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745" calcext:value-type="float">
            <text:p>74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746" calcext:value-type="float">
            <text:p>74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747" calcext:value-type="float">
            <text:p>74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48" calcext:value-type="float">
            <text:p>74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749" calcext:value-type="float">
            <text:p>74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751" calcext:value-type="float">
            <text:p>75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752" calcext:value-type="float">
            <text:p>75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753" calcext:value-type="float">
            <text:p>75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754" calcext:value-type="float">
            <text:p>75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755" calcext:value-type="float">
            <text:p>75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756" calcext:value-type="float">
            <text:p>75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757" calcext:value-type="float">
            <text:p>75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758" calcext:value-type="float">
            <text:p>75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759" calcext:value-type="float">
            <text:p>75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760" calcext:value-type="float">
            <text:p>76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761" calcext:value-type="float">
            <text:p>76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12" calcext:value-type="float">
            <text:p>1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762" calcext:value-type="float">
            <text:p>76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763" calcext:value-type="float">
            <text:p>76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764" calcext:value-type="float">
            <text:p>76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765" calcext:value-type="float">
            <text:p>76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766" calcext:value-type="float">
            <text:p>76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767" calcext:value-type="float">
            <text:p>76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768" calcext:value-type="float">
            <text:p>76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769" calcext:value-type="float">
            <text:p>76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770" calcext:value-type="float">
            <text:p>77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771" calcext:value-type="float">
            <text:p>77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772" calcext:value-type="float">
            <text:p>77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773" calcext:value-type="float">
            <text:p>77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774" calcext:value-type="float">
            <text:p>77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4">
          <table:table-cell office:value-type="float" office:value="775" calcext:value-type="float">
            <text:p>77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4">
          <table:table-cell office:value-type="float" office:value="776" calcext:value-type="float">
            <text:p>77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777" calcext:value-type="float">
            <text:p>77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778" calcext:value-type="float">
            <text:p>77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779" calcext:value-type="float">
            <text:p>77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780" calcext:value-type="float">
            <text:p>78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781" calcext:value-type="float">
            <text:p>78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82" calcext:value-type="float">
            <text:p>78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783" calcext:value-type="float">
            <text:p>78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784" calcext:value-type="float">
            <text:p>78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785" calcext:value-type="float">
            <text:p>78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786" calcext:value-type="float">
            <text:p>78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787" calcext:value-type="float">
            <text:p>78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788" calcext:value-type="float">
            <text:p>78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789" calcext:value-type="float">
            <text:p>78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790" calcext:value-type="float">
            <text:p>79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791" calcext:value-type="float">
            <text:p>79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792" calcext:value-type="float">
            <text:p>79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793" calcext:value-type="float">
            <text:p>79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94" calcext:value-type="float">
            <text:p>79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795" calcext:value-type="float">
            <text:p>79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61" calcext:value-type="float">
            <text:p>6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796" calcext:value-type="float">
            <text:p>79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797" calcext:value-type="float">
            <text:p>79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798" calcext:value-type="float">
            <text:p>79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799" calcext:value-type="float">
            <text:p>79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801" calcext:value-type="float">
            <text:p>80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802" calcext:value-type="float">
            <text:p>80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803" calcext:value-type="float">
            <text:p>80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804" calcext:value-type="float">
            <text:p>80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805" calcext:value-type="float">
            <text:p>80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806" calcext:value-type="float">
            <text:p>80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807" calcext:value-type="float">
            <text:p>80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808" calcext:value-type="float">
            <text:p>80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809" calcext:value-type="float">
            <text:p>80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810" calcext:value-type="float">
            <text:p>81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811" calcext:value-type="float">
            <text:p>81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812" calcext:value-type="float">
            <text:p>81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813" calcext:value-type="float">
            <text:p>81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814" calcext:value-type="float">
            <text:p>81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815" calcext:value-type="float">
            <text:p>81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37" calcext:value-type="float">
            <text:p>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816" calcext:value-type="float">
            <text:p>81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817" calcext:value-type="float">
            <text:p>81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818" calcext:value-type="float">
            <text:p>81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819" calcext:value-type="float">
            <text:p>81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820" calcext:value-type="float">
            <text:p>82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821" calcext:value-type="float">
            <text:p>82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822" calcext:value-type="float">
            <text:p>82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823" calcext:value-type="float">
            <text:p>82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824" calcext:value-type="float">
            <text:p>82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825" calcext:value-type="float">
            <text:p>82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826" calcext:value-type="float">
            <text:p>82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827" calcext:value-type="float">
            <text:p>82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828" calcext:value-type="float">
            <text:p>82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829" calcext:value-type="float">
            <text:p>82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830" calcext:value-type="float">
            <text:p>83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831" calcext:value-type="float">
            <text:p>83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832" calcext:value-type="float">
            <text:p>83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833" calcext:value-type="float">
            <text:p>83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834" calcext:value-type="float">
            <text:p>83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835" calcext:value-type="float">
            <text:p>83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836" calcext:value-type="float">
            <text:p>83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837" calcext:value-type="float">
            <text:p>83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838" calcext:value-type="float">
            <text:p>83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839" calcext:value-type="float">
            <text:p>83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840" calcext:value-type="float">
            <text:p>84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841" calcext:value-type="float">
            <text:p>84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842" calcext:value-type="float">
            <text:p>84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843" calcext:value-type="float">
            <text:p>84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844" calcext:value-type="float">
            <text:p>84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845" calcext:value-type="float">
            <text:p>84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846" calcext:value-type="float">
            <text:p>84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847" calcext:value-type="float">
            <text:p>84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848" calcext:value-type="float">
            <text:p>84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849" calcext:value-type="float">
            <text:p>84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850" calcext:value-type="float">
            <text:p>85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851" calcext:value-type="float">
            <text:p>85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852" calcext:value-type="float">
            <text:p>85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853" calcext:value-type="float">
            <text:p>85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854" calcext:value-type="float">
            <text:p>85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855" calcext:value-type="float">
            <text:p>85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856" calcext:value-type="float">
            <text:p>85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857" calcext:value-type="float">
            <text:p>85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858" calcext:value-type="float">
            <text:p>85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41" calcext:value-type="float">
            <text:p>4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859" calcext:value-type="float">
            <text:p>85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860" calcext:value-type="float">
            <text:p>86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861" calcext:value-type="float">
            <text:p>86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44" calcext:value-type="float">
            <text:p>4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862" calcext:value-type="float">
            <text:p>86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863" calcext:value-type="float">
            <text:p>86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864" calcext:value-type="float">
            <text:p>86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865" calcext:value-type="float">
            <text:p>86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866" calcext:value-type="float">
            <text:p>86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867" calcext:value-type="float">
            <text:p>86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868" calcext:value-type="float">
            <text:p>86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869" calcext:value-type="float">
            <text:p>86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870" calcext:value-type="float">
            <text:p>87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871" calcext:value-type="float">
            <text:p>87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872" calcext:value-type="float">
            <text:p>87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873" calcext:value-type="float">
            <text:p>87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874" calcext:value-type="float">
            <text:p>87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875" calcext:value-type="float">
            <text:p>87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876" calcext:value-type="float">
            <text:p>87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877" calcext:value-type="float">
            <text:p>87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878" calcext:value-type="float">
            <text:p>87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879" calcext:value-type="float">
            <text:p>87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880" calcext:value-type="float">
            <text:p>88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881" calcext:value-type="float">
            <text:p>88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882" calcext:value-type="float">
            <text:p>88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883" calcext:value-type="float">
            <text:p>88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884" calcext:value-type="float">
            <text:p>88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885" calcext:value-type="float">
            <text:p>88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886" calcext:value-type="float">
            <text:p>88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4" calcext:value-type="float">
            <text:p>3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887" calcext:value-type="float">
            <text:p>88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888" calcext:value-type="float">
            <text:p>88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889" calcext:value-type="float">
            <text:p>88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890" calcext:value-type="float">
            <text:p>89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891" calcext:value-type="float">
            <text:p>89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892" calcext:value-type="float">
            <text:p>89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893" calcext:value-type="float">
            <text:p>89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894" calcext:value-type="float">
            <text:p>89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895" calcext:value-type="float">
            <text:p>89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62" calcext:value-type="float">
            <text:p>6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896" calcext:value-type="float">
            <text:p>89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897" calcext:value-type="float">
            <text:p>89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898" calcext:value-type="float">
            <text:p>89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899" calcext:value-type="float">
            <text:p>89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901" calcext:value-type="float">
            <text:p>90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902" calcext:value-type="float">
            <text:p>90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903" calcext:value-type="float">
            <text:p>90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904" calcext:value-type="float">
            <text:p>90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905" calcext:value-type="float">
            <text:p>90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6" calcext:value-type="float">
            <text:p>4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906" calcext:value-type="float">
            <text:p>90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907" calcext:value-type="float">
            <text:p>90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908" calcext:value-type="float">
            <text:p>90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909" calcext:value-type="float">
            <text:p>90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910" calcext:value-type="float">
            <text:p>91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911" calcext:value-type="float">
            <text:p>91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912" calcext:value-type="float">
            <text:p>91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913" calcext:value-type="float">
            <text:p>91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914" calcext:value-type="float">
            <text:p>91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915" calcext:value-type="float">
            <text:p>91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916" calcext:value-type="float">
            <text:p>91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917" calcext:value-type="float">
            <text:p>91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918" calcext:value-type="float">
            <text:p>91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919" calcext:value-type="float">
            <text:p>91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920" calcext:value-type="float">
            <text:p>92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921" calcext:value-type="float">
            <text:p>92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922" calcext:value-type="float">
            <text:p>92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923" calcext:value-type="float">
            <text:p>92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924" calcext:value-type="float">
            <text:p>92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925" calcext:value-type="float">
            <text:p>92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926" calcext:value-type="float">
            <text:p>92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927" calcext:value-type="float">
            <text:p>92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928" calcext:value-type="float">
            <text:p>92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929" calcext:value-type="float">
            <text:p>92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930" calcext:value-type="float">
            <text:p>93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931" calcext:value-type="float">
            <text:p>93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932" calcext:value-type="float">
            <text:p>93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933" calcext:value-type="float">
            <text:p>93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934" calcext:value-type="float">
            <text:p>93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16" calcext:value-type="float">
            <text:p>1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935" calcext:value-type="float">
            <text:p>93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936" calcext:value-type="float">
            <text:p>93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937" calcext:value-type="float">
            <text:p>93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938" calcext:value-type="float">
            <text:p>93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939" calcext:value-type="float">
            <text:p>93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940" calcext:value-type="float">
            <text:p>94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941" calcext:value-type="float">
            <text:p>94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42" calcext:value-type="float">
            <text:p>94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943" calcext:value-type="float">
            <text:p>94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944" calcext:value-type="float">
            <text:p>94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945" calcext:value-type="float">
            <text:p>94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946" calcext:value-type="float">
            <text:p>94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947" calcext:value-type="float">
            <text:p>94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948" calcext:value-type="float">
            <text:p>94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949" calcext:value-type="float">
            <text:p>94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950" calcext:value-type="float">
            <text:p>95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951" calcext:value-type="float">
            <text:p>95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952" calcext:value-type="float">
            <text:p>95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953" calcext:value-type="float">
            <text:p>95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954" calcext:value-type="float">
            <text:p>95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955" calcext:value-type="float">
            <text:p>95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956" calcext:value-type="float">
            <text:p>95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957" calcext:value-type="float">
            <text:p>95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7" calcext:value-type="float">
            <text:p>3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958" calcext:value-type="float">
            <text:p>95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959" calcext:value-type="float">
            <text:p>95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960" calcext:value-type="float">
            <text:p>96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961" calcext:value-type="float">
            <text:p>96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962" calcext:value-type="float">
            <text:p>96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963" calcext:value-type="float">
            <text:p>96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964" calcext:value-type="float">
            <text:p>96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965" calcext:value-type="float">
            <text:p>96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966" calcext:value-type="float">
            <text:p>96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967" calcext:value-type="float">
            <text:p>96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968" calcext:value-type="float">
            <text:p>96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969" calcext:value-type="float">
            <text:p>96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970" calcext:value-type="float">
            <text:p>97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971" calcext:value-type="float">
            <text:p>97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972" calcext:value-type="float">
            <text:p>97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73" calcext:value-type="float">
            <text:p>97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974" calcext:value-type="float">
            <text:p>97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975" calcext:value-type="float">
            <text:p>97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76" calcext:value-type="float">
            <text:p>97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977" calcext:value-type="float">
            <text:p>97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978" calcext:value-type="float">
            <text:p>97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979" calcext:value-type="float">
            <text:p>97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80" calcext:value-type="float">
            <text:p>98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7" calcext:value-type="float">
            <text:p>4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981" calcext:value-type="float">
            <text:p>98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982" calcext:value-type="float">
            <text:p>98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983" calcext:value-type="float">
            <text:p>98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984" calcext:value-type="float">
            <text:p>98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6" calcext:value-type="float">
            <text:p>2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985" calcext:value-type="float">
            <text:p>98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986" calcext:value-type="float">
            <text:p>98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87" calcext:value-type="float">
            <text:p>98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988" calcext:value-type="float">
            <text:p>98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89" calcext:value-type="float">
            <text:p>98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990" calcext:value-type="float">
            <text:p>99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991" calcext:value-type="float">
            <text:p>99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992" calcext:value-type="float">
            <text:p>99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993" calcext:value-type="float">
            <text:p>99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994" calcext:value-type="float">
            <text:p>99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995" calcext:value-type="float">
            <text:p>99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996" calcext:value-type="float">
            <text:p>99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997" calcext:value-type="float">
            <text:p>99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998" calcext:value-type="float">
            <text:p>99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999" calcext:value-type="float">
            <text:p>99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1001" calcext:value-type="float">
            <text:p>100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003" calcext:value-type="float">
            <text:p>100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004" calcext:value-type="float">
            <text:p>100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005" calcext:value-type="float">
            <text:p>100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06" calcext:value-type="float">
            <text:p>100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007" calcext:value-type="float">
            <text:p>100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008" calcext:value-type="float">
            <text:p>100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009" calcext:value-type="float">
            <text:p>100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010" calcext:value-type="float">
            <text:p>101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11" calcext:value-type="float">
            <text:p>101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4" calcext:value-type="float">
            <text:p>2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012" calcext:value-type="float">
            <text:p>101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013" calcext:value-type="float">
            <text:p>101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014" calcext:value-type="float">
            <text:p>101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015" calcext:value-type="float">
            <text:p>101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016" calcext:value-type="float">
            <text:p>101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017" calcext:value-type="float">
            <text:p>101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018" calcext:value-type="float">
            <text:p>101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1019" calcext:value-type="float">
            <text:p>101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020" calcext:value-type="float">
            <text:p>102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021" calcext:value-type="float">
            <text:p>102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1022" calcext:value-type="float">
            <text:p>102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023" calcext:value-type="float">
            <text:p>102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025" calcext:value-type="float">
            <text:p>102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026" calcext:value-type="float">
            <text:p>102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027" calcext:value-type="float">
            <text:p>102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028" calcext:value-type="float">
            <text:p>102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1029" calcext:value-type="float">
            <text:p>102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030" calcext:value-type="float">
            <text:p>103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1031" calcext:value-type="float">
            <text:p>103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1032" calcext:value-type="float">
            <text:p>103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033" calcext:value-type="float">
            <text:p>103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1034" calcext:value-type="float">
            <text:p>103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035" calcext:value-type="float">
            <text:p>103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036" calcext:value-type="float">
            <text:p>103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1037" calcext:value-type="float">
            <text:p>103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038" calcext:value-type="float">
            <text:p>103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039" calcext:value-type="float">
            <text:p>103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040" calcext:value-type="float">
            <text:p>104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1041" calcext:value-type="float">
            <text:p>104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1042" calcext:value-type="float">
            <text:p>104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043" calcext:value-type="float">
            <text:p>104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1044" calcext:value-type="float">
            <text:p>104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045" calcext:value-type="float">
            <text:p>104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61" calcext:value-type="float">
            <text:p>6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046" calcext:value-type="float">
            <text:p>104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047" calcext:value-type="float">
            <text:p>104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048" calcext:value-type="float">
            <text:p>104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049" calcext:value-type="float">
            <text:p>104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050" calcext:value-type="float">
            <text:p>105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1051" calcext:value-type="float">
            <text:p>105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052" calcext:value-type="float">
            <text:p>105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053" calcext:value-type="float">
            <text:p>105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054" calcext:value-type="float">
            <text:p>105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9" calcext:value-type="float">
            <text:p>3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055" calcext:value-type="float">
            <text:p>105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1056" calcext:value-type="float">
            <text:p>105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057" calcext:value-type="float">
            <text:p>105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</table:table-row>
        <table:table-row table:style-name="ro5">
          <table:table-cell office:value-type="float" office:value="1058" calcext:value-type="float">
            <text:p>105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5">
          <table:table-cell office:value-type="float" office:value="1059" calcext:value-type="float">
            <text:p>105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060" calcext:value-type="float">
            <text:p>106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1061" calcext:value-type="float">
            <text:p>106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062" calcext:value-type="float">
            <text:p>106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063" calcext:value-type="float">
            <text:p>106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1064" calcext:value-type="float">
            <text:p>106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065" calcext:value-type="float">
            <text:p>106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066" calcext:value-type="float">
            <text:p>106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067" calcext:value-type="float">
            <text:p>106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068" calcext:value-type="float">
            <text:p>106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1069" calcext:value-type="float">
            <text:p>106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9" calcext:value-type="float">
            <text:p>3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070" calcext:value-type="float">
            <text:p>107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1071" calcext:value-type="float">
            <text:p>107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072" calcext:value-type="float">
            <text:p>107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073" calcext:value-type="float">
            <text:p>107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074" calcext:value-type="float">
            <text:p>107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075" calcext:value-type="float">
            <text:p>107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076" calcext:value-type="float">
            <text:p>107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9" calcext:value-type="float">
            <text:p>3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077" calcext:value-type="float">
            <text:p>107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078" calcext:value-type="float">
            <text:p>107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8" calcext:value-type="float">
            <text:p>3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079" calcext:value-type="float">
            <text:p>107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080" calcext:value-type="float">
            <text:p>108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1081" calcext:value-type="float">
            <text:p>108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082" calcext:value-type="float">
            <text:p>108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083" calcext:value-type="float">
            <text:p>108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1084" calcext:value-type="float">
            <text:p>108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085" calcext:value-type="float">
            <text:p>108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086" calcext:value-type="float">
            <text:p>108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1087" calcext:value-type="float">
            <text:p>108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088" calcext:value-type="float">
            <text:p>108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1089" calcext:value-type="float">
            <text:p>108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090" calcext:value-type="float">
            <text:p>109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1091" calcext:value-type="float">
            <text:p>109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092" calcext:value-type="float">
            <text:p>109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093" calcext:value-type="float">
            <text:p>109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094" calcext:value-type="float">
            <text:p>109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095" calcext:value-type="float">
            <text:p>109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096" calcext:value-type="float">
            <text:p>109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097" calcext:value-type="float">
            <text:p>109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098" calcext:value-type="float">
            <text:p>109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099" calcext:value-type="float">
            <text:p>109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1100" calcext:value-type="float">
            <text:p>110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1" calcext:value-type="float">
            <text:p>4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101" calcext:value-type="float">
            <text:p>110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1102" calcext:value-type="float">
            <text:p>110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1103" calcext:value-type="float">
            <text:p>110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1104" calcext:value-type="float">
            <text:p>110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105" calcext:value-type="float">
            <text:p>110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9" calcext:value-type="float">
            <text:p>3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106" calcext:value-type="float">
            <text:p>110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8" calcext:value-type="float">
            <text:p>3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107" calcext:value-type="float">
            <text:p>110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108" calcext:value-type="float">
            <text:p>110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109" calcext:value-type="float">
            <text:p>110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110" calcext:value-type="float">
            <text:p>111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111" calcext:value-type="float">
            <text:p>111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112" calcext:value-type="float">
            <text:p>111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113" calcext:value-type="float">
            <text:p>111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1114" calcext:value-type="float">
            <text:p>111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115" calcext:value-type="float">
            <text:p>111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1116" calcext:value-type="float">
            <text:p>111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117" calcext:value-type="float">
            <text:p>111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1118" calcext:value-type="float">
            <text:p>111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119" calcext:value-type="float">
            <text:p>111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120" calcext:value-type="float">
            <text:p>112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1121" calcext:value-type="float">
            <text:p>112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122" calcext:value-type="float">
            <text:p>112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1123" calcext:value-type="float">
            <text:p>112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124" calcext:value-type="float">
            <text:p>112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125" calcext:value-type="float">
            <text:p>112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1126" calcext:value-type="float">
            <text:p>112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8" calcext:value-type="float">
            <text:p>4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127" calcext:value-type="float">
            <text:p>112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128" calcext:value-type="float">
            <text:p>112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1129" calcext:value-type="float">
            <text:p>112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130" calcext:value-type="float">
            <text:p>113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1131" calcext:value-type="float">
            <text:p>113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132" calcext:value-type="float">
            <text:p>113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133" calcext:value-type="float">
            <text:p>113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134" calcext:value-type="float">
            <text:p>113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135" calcext:value-type="float">
            <text:p>113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1136" calcext:value-type="float">
            <text:p>113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137" calcext:value-type="float">
            <text:p>113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138" calcext:value-type="float">
            <text:p>113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139" calcext:value-type="float">
            <text:p>113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1140" calcext:value-type="float">
            <text:p>114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141" calcext:value-type="float">
            <text:p>114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142" calcext:value-type="float">
            <text:p>114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143" calcext:value-type="float">
            <text:p>114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144" calcext:value-type="float">
            <text:p>114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145" calcext:value-type="float">
            <text:p>114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146" calcext:value-type="float">
            <text:p>114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1147" calcext:value-type="float">
            <text:p>114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1148" calcext:value-type="float">
            <text:p>114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149" calcext:value-type="float">
            <text:p>114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150" calcext:value-type="float">
            <text:p>115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151" calcext:value-type="float">
            <text:p>115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152" calcext:value-type="float">
            <text:p>115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153" calcext:value-type="float">
            <text:p>115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154" calcext:value-type="float">
            <text:p>115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155" calcext:value-type="float">
            <text:p>115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156" calcext:value-type="float">
            <text:p>115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1157" calcext:value-type="float">
            <text:p>115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158" calcext:value-type="float">
            <text:p>115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159" calcext:value-type="float">
            <text:p>115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160" calcext:value-type="float">
            <text:p>116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1161" calcext:value-type="float">
            <text:p>116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162" calcext:value-type="float">
            <text:p>116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163" calcext:value-type="float">
            <text:p>116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4" calcext:value-type="float">
            <text:p>2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164" calcext:value-type="float">
            <text:p>116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165" calcext:value-type="float">
            <text:p>116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1166" calcext:value-type="float">
            <text:p>116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167" calcext:value-type="float">
            <text:p>116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2" calcext:value-type="float">
            <text:p>4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68" calcext:value-type="float">
            <text:p>116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169" calcext:value-type="float">
            <text:p>116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1170" calcext:value-type="float">
            <text:p>117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171" calcext:value-type="float">
            <text:p>117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1172" calcext:value-type="float">
            <text:p>117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173" calcext:value-type="float">
            <text:p>117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1174" calcext:value-type="float">
            <text:p>117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1175" calcext:value-type="float">
            <text:p>117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176" calcext:value-type="float">
            <text:p>117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177" calcext:value-type="float">
            <text:p>117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178" calcext:value-type="float">
            <text:p>117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179" calcext:value-type="float">
            <text:p>117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1180" calcext:value-type="float">
            <text:p>118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181" calcext:value-type="float">
            <text:p>118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7" calcext:value-type="float">
            <text:p>4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1182" calcext:value-type="float">
            <text:p>118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51" calcext:value-type="float">
            <text:p>5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183" calcext:value-type="float">
            <text:p>118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184" calcext:value-type="float">
            <text:p>118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6" calcext:value-type="float">
            <text:p>4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1185" calcext:value-type="float">
            <text:p>118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16" calcext:value-type="float">
            <text:p>1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86" calcext:value-type="float">
            <text:p>118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187" calcext:value-type="float">
            <text:p>118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1188" calcext:value-type="float">
            <text:p>118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1189" calcext:value-type="float">
            <text:p>118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190" calcext:value-type="float">
            <text:p>119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191" calcext:value-type="float">
            <text:p>119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92" calcext:value-type="float">
            <text:p>119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1193" calcext:value-type="float">
            <text:p>119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194" calcext:value-type="float">
            <text:p>119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195" calcext:value-type="float">
            <text:p>119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196" calcext:value-type="float">
            <text:p>119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197" calcext:value-type="float">
            <text:p>119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1198" calcext:value-type="float">
            <text:p>119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199" calcext:value-type="float">
            <text:p>119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1201" calcext:value-type="float">
            <text:p>120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202" calcext:value-type="float">
            <text:p>120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203" calcext:value-type="float">
            <text:p>120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204" calcext:value-type="float">
            <text:p>120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205" calcext:value-type="float">
            <text:p>120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1206" calcext:value-type="float">
            <text:p>120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207" calcext:value-type="float">
            <text:p>120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1208" calcext:value-type="float">
            <text:p>120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09" calcext:value-type="float">
            <text:p>120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210" calcext:value-type="float">
            <text:p>121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211" calcext:value-type="float">
            <text:p>121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1212" calcext:value-type="float">
            <text:p>121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213" calcext:value-type="float">
            <text:p>121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214" calcext:value-type="float">
            <text:p>121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1215" calcext:value-type="float">
            <text:p>121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216" calcext:value-type="float">
            <text:p>121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217" calcext:value-type="float">
            <text:p>121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1218" calcext:value-type="float">
            <text:p>121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1219" calcext:value-type="float">
            <text:p>121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1220" calcext:value-type="float">
            <text:p>122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1221" calcext:value-type="float">
            <text:p>122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1222" calcext:value-type="float">
            <text:p>122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223" calcext:value-type="float">
            <text:p>122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224" calcext:value-type="float">
            <text:p>122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1225" calcext:value-type="float">
            <text:p>122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226" calcext:value-type="float">
            <text:p>122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1227" calcext:value-type="float">
            <text:p>122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228" calcext:value-type="float">
            <text:p>122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229" calcext:value-type="float">
            <text:p>122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1230" calcext:value-type="float">
            <text:p>123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63" calcext:value-type="float">
            <text:p>6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231" calcext:value-type="float">
            <text:p>123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232" calcext:value-type="float">
            <text:p>123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233" calcext:value-type="float">
            <text:p>123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1234" calcext:value-type="float">
            <text:p>123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1235" calcext:value-type="float">
            <text:p>123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236" calcext:value-type="float">
            <text:p>123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237" calcext:value-type="float">
            <text:p>123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238" calcext:value-type="float">
            <text:p>123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1239" calcext:value-type="float">
            <text:p>123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240" calcext:value-type="float">
            <text:p>124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241" calcext:value-type="float">
            <text:p>124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1242" calcext:value-type="float">
            <text:p>124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243" calcext:value-type="float">
            <text:p>124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1244" calcext:value-type="float">
            <text:p>124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245" calcext:value-type="float">
            <text:p>124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246" calcext:value-type="float">
            <text:p>124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247" calcext:value-type="float">
            <text:p>124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1248" calcext:value-type="float">
            <text:p>124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249" calcext:value-type="float">
            <text:p>124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1250" calcext:value-type="float">
            <text:p>125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251" calcext:value-type="float">
            <text:p>125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252" calcext:value-type="float">
            <text:p>125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253" calcext:value-type="float">
            <text:p>125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254" calcext:value-type="float">
            <text:p>125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255" calcext:value-type="float">
            <text:p>125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1256" calcext:value-type="float">
            <text:p>125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257" calcext:value-type="float">
            <text:p>125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1258" calcext:value-type="float">
            <text:p>125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1259" calcext:value-type="float">
            <text:p>125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1260" calcext:value-type="float">
            <text:p>126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261" calcext:value-type="float">
            <text:p>126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1262" calcext:value-type="float">
            <text:p>126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263" calcext:value-type="float">
            <text:p>126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264" calcext:value-type="float">
            <text:p>126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265" calcext:value-type="float">
            <text:p>126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266" calcext:value-type="float">
            <text:p>126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267" calcext:value-type="float">
            <text:p>126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268" calcext:value-type="float">
            <text:p>126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269" calcext:value-type="float">
            <text:p>126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1270" calcext:value-type="float">
            <text:p>127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4" calcext:value-type="float">
            <text:p>4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271" calcext:value-type="float">
            <text:p>127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272" calcext:value-type="float">
            <text:p>127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273" calcext:value-type="float">
            <text:p>127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1274" calcext:value-type="float">
            <text:p>127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1275" calcext:value-type="float">
            <text:p>127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276" calcext:value-type="float">
            <text:p>127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277" calcext:value-type="float">
            <text:p>127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278" calcext:value-type="float">
            <text:p>127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1279" calcext:value-type="float">
            <text:p>127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280" calcext:value-type="float">
            <text:p>128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1281" calcext:value-type="float">
            <text:p>128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282" calcext:value-type="float">
            <text:p>128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283" calcext:value-type="float">
            <text:p>128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284" calcext:value-type="float">
            <text:p>128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285" calcext:value-type="float">
            <text:p>128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1286" calcext:value-type="float">
            <text:p>128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287" calcext:value-type="float">
            <text:p>128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288" calcext:value-type="float">
            <text:p>128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9" calcext:value-type="float">
            <text:p>3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289" calcext:value-type="float">
            <text:p>128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290" calcext:value-type="float">
            <text:p>129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291" calcext:value-type="float">
            <text:p>129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292" calcext:value-type="float">
            <text:p>129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1293" calcext:value-type="float">
            <text:p>129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294" calcext:value-type="float">
            <text:p>129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1295" calcext:value-type="float">
            <text:p>129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1296" calcext:value-type="float">
            <text:p>129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297" calcext:value-type="float">
            <text:p>129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298" calcext:value-type="float">
            <text:p>129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1299" calcext:value-type="float">
            <text:p>129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1300" calcext:value-type="float">
            <text:p>130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301" calcext:value-type="float">
            <text:p>130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302" calcext:value-type="float">
            <text:p>130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1303" calcext:value-type="float">
            <text:p>130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304" calcext:value-type="float">
            <text:p>130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5" calcext:value-type="float">
            <text:p>2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1305" calcext:value-type="float">
            <text:p>130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306" calcext:value-type="float">
            <text:p>130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1307" calcext:value-type="float">
            <text:p>130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08" calcext:value-type="float">
            <text:p>130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1309" calcext:value-type="float">
            <text:p>130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310" calcext:value-type="float">
            <text:p>131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311" calcext:value-type="float">
            <text:p>131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7" calcext:value-type="float">
            <text:p>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312" calcext:value-type="float">
            <text:p>131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1313" calcext:value-type="float">
            <text:p>1313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9</text:p>
          </table:table-cell>
          <table:table-cell office:value-type="float" office:value="27" calcext:value-type="float">
            <text:p>2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1314" calcext:value-type="float">
            <text:p>1314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2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315" calcext:value-type="float">
            <text:p>1315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316" calcext:value-type="float">
            <text:p>1316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9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317" calcext:value-type="float">
            <text:p>1317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1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318" calcext:value-type="float">
            <text:p>1318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2</text:p>
          </table:table-cell>
          <table:table-cell office:value-type="float" office:value="44" calcext:value-type="float">
            <text:p>4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319" calcext:value-type="float">
            <text:p>1319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6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320" calcext:value-type="float">
            <text:p>1320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5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321" calcext:value-type="float">
            <text:p>1321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9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1322" calcext:value-type="float">
            <text:p>1322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9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323" calcext:value-type="float">
            <text:p>1323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5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324" calcext:value-type="float">
            <text:p>1324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1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325" calcext:value-type="float">
            <text:p>1325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9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326" calcext:value-type="float">
            <text:p>1326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4</text:p>
          </table:table-cell>
          <table:table-cell office:value-type="float" office:value="42" calcext:value-type="float">
            <text:p>4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27" calcext:value-type="float">
            <text:p>1327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2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328" calcext:value-type="float">
            <text:p>1328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5</text:p>
          </table:table-cell>
          <table:table-cell office:value-type="float" office:value="34" calcext:value-type="float">
            <text:p>3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1329" calcext:value-type="float">
            <text:p>1329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2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330" calcext:value-type="float">
            <text:p>1330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4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1331" calcext:value-type="float">
            <text:p>1331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2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1332" calcext:value-type="float">
            <text:p>1332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6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333" calcext:value-type="float">
            <text:p>1333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7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334" calcext:value-type="float">
            <text:p>1334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3</text:p>
          </table:table-cell>
          <table:table-cell office:value-type="float" office:value="56" calcext:value-type="float">
            <text:p>5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335" calcext:value-type="float">
            <text:p>1335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1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336" calcext:value-type="float">
            <text:p>1336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337" calcext:value-type="float">
            <text:p>1337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5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1338" calcext:value-type="float">
            <text:p>1338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7</text:p>
          </table:table-cell>
          <table:table-cell office:value-type="float" office:value="29" calcext:value-type="float">
            <text:p>2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339" calcext:value-type="float">
            <text:p>1339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40" calcext:value-type="float">
            <text:p>1340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1341" calcext:value-type="float">
            <text:p>1341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2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342" calcext:value-type="float">
            <text:p>1342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2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1343" calcext:value-type="float">
            <text:p>1343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8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344" calcext:value-type="float">
            <text:p>1344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0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345" calcext:value-type="float">
            <text:p>134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1346" calcext:value-type="float">
            <text:p>134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347" calcext:value-type="float">
            <text:p>134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348" calcext:value-type="float">
            <text:p>134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1349" calcext:value-type="float">
            <text:p>134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350" calcext:value-type="float">
            <text:p>135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351" calcext:value-type="float">
            <text:p>135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352" calcext:value-type="float">
            <text:p>135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353" calcext:value-type="float">
            <text:p>135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354" calcext:value-type="float">
            <text:p>135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355" calcext:value-type="float">
            <text:p>135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356" calcext:value-type="float">
            <text:p>135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1357" calcext:value-type="float">
            <text:p>135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358" calcext:value-type="float">
            <text:p>135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1359" calcext:value-type="float">
            <text:p>135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360" calcext:value-type="float">
            <text:p>136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14" calcext:value-type="float">
            <text:p>1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361" calcext:value-type="float">
            <text:p>136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362" calcext:value-type="float">
            <text:p>136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363" calcext:value-type="float">
            <text:p>136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64" calcext:value-type="float">
            <text:p>136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365" calcext:value-type="float">
            <text:p>136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366" calcext:value-type="float">
            <text:p>136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367" calcext:value-type="float">
            <text:p>136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368" calcext:value-type="float">
            <text:p>136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369" calcext:value-type="float">
            <text:p>136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370" calcext:value-type="float">
            <text:p>137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371" calcext:value-type="float">
            <text:p>137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1372" calcext:value-type="float">
            <text:p>137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373" calcext:value-type="float">
            <text:p>137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374" calcext:value-type="float">
            <text:p>137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375" calcext:value-type="float">
            <text:p>137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376" calcext:value-type="float">
            <text:p>137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77" calcext:value-type="float">
            <text:p>137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378" calcext:value-type="float">
            <text:p>137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379" calcext:value-type="float">
            <text:p>137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380" calcext:value-type="float">
            <text:p>138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381" calcext:value-type="float">
            <text:p>138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382" calcext:value-type="float">
            <text:p>138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383" calcext:value-type="float">
            <text:p>138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84" calcext:value-type="float">
            <text:p>138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385" calcext:value-type="float">
            <text:p>138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386" calcext:value-type="float">
            <text:p>138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387" calcext:value-type="float">
            <text:p>138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388" calcext:value-type="float">
            <text:p>138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389" calcext:value-type="float">
            <text:p>138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1390" calcext:value-type="float">
            <text:p>139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391" calcext:value-type="float">
            <text:p>139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392" calcext:value-type="float">
            <text:p>139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1393" calcext:value-type="float">
            <text:p>139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394" calcext:value-type="float">
            <text:p>139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1395" calcext:value-type="float">
            <text:p>139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396" calcext:value-type="float">
            <text:p>139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397" calcext:value-type="float">
            <text:p>139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1398" calcext:value-type="float">
            <text:p>139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399" calcext:value-type="float">
            <text:p>139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6" calcext:value-type="float">
            <text:p>5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400" calcext:value-type="float">
            <text:p>140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01" calcext:value-type="float">
            <text:p>140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1402" calcext:value-type="float">
            <text:p>140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403" calcext:value-type="float">
            <text:p>140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1404" calcext:value-type="float">
            <text:p>140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405" calcext:value-type="float">
            <text:p>140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1406" calcext:value-type="float">
            <text:p>140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407" calcext:value-type="float">
            <text:p>140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408" calcext:value-type="float">
            <text:p>140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409" calcext:value-type="float">
            <text:p>140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410" calcext:value-type="float">
            <text:p>141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411" calcext:value-type="float">
            <text:p>141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412" calcext:value-type="float">
            <text:p>141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413" calcext:value-type="float">
            <text:p>141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1414" calcext:value-type="float">
            <text:p>141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415" calcext:value-type="float">
            <text:p>141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16" calcext:value-type="float">
            <text:p>141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17" calcext:value-type="float">
            <text:p>141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1418" calcext:value-type="float">
            <text:p>141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419" calcext:value-type="float">
            <text:p>141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420" calcext:value-type="float">
            <text:p>142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421" calcext:value-type="float">
            <text:p>142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422" calcext:value-type="float">
            <text:p>142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48" calcext:value-type="float">
            <text:p>4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423" calcext:value-type="float">
            <text:p>142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424" calcext:value-type="float">
            <text:p>142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425" calcext:value-type="float">
            <text:p>142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426" calcext:value-type="float">
            <text:p>142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1427" calcext:value-type="float">
            <text:p>142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41" calcext:value-type="float">
            <text:p>4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428" calcext:value-type="float">
            <text:p>142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429" calcext:value-type="float">
            <text:p>142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430" calcext:value-type="float">
            <text:p>143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1431" calcext:value-type="float">
            <text:p>143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432" calcext:value-type="float">
            <text:p>143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33" calcext:value-type="float">
            <text:p>143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434" calcext:value-type="float">
            <text:p>143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435" calcext:value-type="float">
            <text:p>143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436" calcext:value-type="float">
            <text:p>143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1437" calcext:value-type="float">
            <text:p>143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438" calcext:value-type="float">
            <text:p>143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1439" calcext:value-type="float">
            <text:p>143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26" calcext:value-type="float">
            <text:p>2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1440" calcext:value-type="float">
            <text:p>144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441" calcext:value-type="float">
            <text:p>144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442" calcext:value-type="float">
            <text:p>144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443" calcext:value-type="float">
            <text:p>144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1444" calcext:value-type="float">
            <text:p>144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445" calcext:value-type="float">
            <text:p>144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446" calcext:value-type="float">
            <text:p>144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447" calcext:value-type="float">
            <text:p>144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1448" calcext:value-type="float">
            <text:p>144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1449" calcext:value-type="float">
            <text:p>144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450" calcext:value-type="float">
            <text:p>145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451" calcext:value-type="float">
            <text:p>145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1452" calcext:value-type="float">
            <text:p>145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453" calcext:value-type="float">
            <text:p>145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454" calcext:value-type="float">
            <text:p>145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55" calcext:value-type="float">
            <text:p>145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27" calcext:value-type="float">
            <text:p>2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1456" calcext:value-type="float">
            <text:p>145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457" calcext:value-type="float">
            <text:p>145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1458" calcext:value-type="float">
            <text:p>145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459" calcext:value-type="float">
            <text:p>145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460" calcext:value-type="float">
            <text:p>146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61" calcext:value-type="float">
            <text:p>146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62" calcext:value-type="float">
            <text:p>146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463" calcext:value-type="float">
            <text:p>146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64" calcext:value-type="float">
            <text:p>146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465" calcext:value-type="float">
            <text:p>146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466" calcext:value-type="float">
            <text:p>146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467" calcext:value-type="float">
            <text:p>146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468" calcext:value-type="float">
            <text:p>146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469" calcext:value-type="float">
            <text:p>146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70" calcext:value-type="float">
            <text:p>147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471" calcext:value-type="float">
            <text:p>147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472" calcext:value-type="float">
            <text:p>147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473" calcext:value-type="float">
            <text:p>147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74" calcext:value-type="float">
            <text:p>147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1475" calcext:value-type="float">
            <text:p>147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1476" calcext:value-type="float">
            <text:p>147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477" calcext:value-type="float">
            <text:p>147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478" calcext:value-type="float">
            <text:p>147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479" calcext:value-type="float">
            <text:p>147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480" calcext:value-type="float">
            <text:p>148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1481" calcext:value-type="float">
            <text:p>148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482" calcext:value-type="float">
            <text:p>148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83" calcext:value-type="float">
            <text:p>148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84" calcext:value-type="float">
            <text:p>148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1485" calcext:value-type="float">
            <text:p>148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8" calcext:value-type="float">
            <text:p>3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486" calcext:value-type="float">
            <text:p>148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487" calcext:value-type="float">
            <text:p>148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488" calcext:value-type="float">
            <text:p>148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89" calcext:value-type="float">
            <text:p>148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490" calcext:value-type="float">
            <text:p>149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491" calcext:value-type="float">
            <text:p>149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1492" calcext:value-type="float">
            <text:p>149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1493" calcext:value-type="float">
            <text:p>149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494" calcext:value-type="float">
            <text:p>149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1495" calcext:value-type="float">
            <text:p>149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1496" calcext:value-type="float">
            <text:p>149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24" calcext:value-type="float">
            <text:p>2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497" calcext:value-type="float">
            <text:p>149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1498" calcext:value-type="float">
            <text:p>149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499" calcext:value-type="float">
            <text:p>149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501" calcext:value-type="float">
            <text:p>150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1502" calcext:value-type="float">
            <text:p>150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16" calcext:value-type="float">
            <text:p>1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03" calcext:value-type="float">
            <text:p>150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04" calcext:value-type="float">
            <text:p>150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29" calcext:value-type="float">
            <text:p>2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505" calcext:value-type="float">
            <text:p>150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506" calcext:value-type="float">
            <text:p>150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1507" calcext:value-type="float">
            <text:p>150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1508" calcext:value-type="float">
            <text:p>150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3" calcext:value-type="float">
            <text:p>6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509" calcext:value-type="float">
            <text:p>150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1510" calcext:value-type="float">
            <text:p>151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1511" calcext:value-type="float">
            <text:p>151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512" calcext:value-type="float">
            <text:p>151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2" calcext:value-type="float">
            <text:p>6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513" calcext:value-type="float">
            <text:p>151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514" calcext:value-type="float">
            <text:p>151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1515" calcext:value-type="float">
            <text:p>151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1516" calcext:value-type="float">
            <text:p>151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517" calcext:value-type="float">
            <text:p>151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1518" calcext:value-type="float">
            <text:p>151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519" calcext:value-type="float">
            <text:p>151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520" calcext:value-type="float">
            <text:p>152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521" calcext:value-type="float">
            <text:p>152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9" calcext:value-type="float">
            <text:p>5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1522" calcext:value-type="float">
            <text:p>152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523" calcext:value-type="float">
            <text:p>152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524" calcext:value-type="float">
            <text:p>152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525" calcext:value-type="float">
            <text:p>152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526" calcext:value-type="float">
            <text:p>152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1527" calcext:value-type="float">
            <text:p>152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528" calcext:value-type="float">
            <text:p>152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529" calcext:value-type="float">
            <text:p>152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530" calcext:value-type="float">
            <text:p>153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1531" calcext:value-type="float">
            <text:p>153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532" calcext:value-type="float">
            <text:p>153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533" calcext:value-type="float">
            <text:p>153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534" calcext:value-type="float">
            <text:p>1534</text:p>
          </table:table-cell>
          <table:table-cell table:style-name="ce3" office:value-type="date" office:date-value="2021-06-07" calcext:value-type="date">
            <text:p>07.06.2021</text:p>
          </table:table-cell>
          <table:table-cell table:style-name="ce4" office:value-type="string" calcext:value-type="string">
            <text:p>M13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535" calcext:value-type="float">
            <text:p>153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536" calcext:value-type="float">
            <text:p>153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37" calcext:value-type="float">
            <text:p>153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538" calcext:value-type="float">
            <text:p>153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539" calcext:value-type="float">
            <text:p>153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540" calcext:value-type="float">
            <text:p>154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541" calcext:value-type="float">
            <text:p>154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1542" calcext:value-type="float">
            <text:p>154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543" calcext:value-type="float">
            <text:p>154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544" calcext:value-type="float">
            <text:p>154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45" calcext:value-type="float">
            <text:p>154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1546" calcext:value-type="float">
            <text:p>154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547" calcext:value-type="float">
            <text:p>154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548" calcext:value-type="float">
            <text:p>154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1549" calcext:value-type="float">
            <text:p>154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550" calcext:value-type="float">
            <text:p>155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1551" calcext:value-type="float">
            <text:p>155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552" calcext:value-type="float">
            <text:p>155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1553" calcext:value-type="float">
            <text:p>155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1554" calcext:value-type="float">
            <text:p>155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555" calcext:value-type="float">
            <text:p>155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556" calcext:value-type="float">
            <text:p>155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557" calcext:value-type="float">
            <text:p>155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558" calcext:value-type="float">
            <text:p>155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1559" calcext:value-type="float">
            <text:p>155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560" calcext:value-type="float">
            <text:p>156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561" calcext:value-type="float">
            <text:p>156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562" calcext:value-type="float">
            <text:p>156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563" calcext:value-type="float">
            <text:p>156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13" calcext:value-type="float">
            <text:p>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564" calcext:value-type="float">
            <text:p>156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65" calcext:value-type="float">
            <text:p>156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66" calcext:value-type="float">
            <text:p>156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567" calcext:value-type="float">
            <text:p>156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568" calcext:value-type="float">
            <text:p>156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569" calcext:value-type="float">
            <text:p>156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1570" calcext:value-type="float">
            <text:p>157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1571" calcext:value-type="float">
            <text:p>157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572" calcext:value-type="float">
            <text:p>157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573" calcext:value-type="float">
            <text:p>157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74" calcext:value-type="float">
            <text:p>157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1575" calcext:value-type="float">
            <text:p>157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1576" calcext:value-type="float">
            <text:p>157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1577" calcext:value-type="float">
            <text:p>157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578" calcext:value-type="float">
            <text:p>157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579" calcext:value-type="float">
            <text:p>157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580" calcext:value-type="float">
            <text:p>158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581" calcext:value-type="float">
            <text:p>158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582" calcext:value-type="float">
            <text:p>158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83" calcext:value-type="float">
            <text:p>158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584" calcext:value-type="float">
            <text:p>158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585" calcext:value-type="float">
            <text:p>158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1586" calcext:value-type="float">
            <text:p>158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26" calcext:value-type="float">
            <text:p>2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1587" calcext:value-type="float">
            <text:p>158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588" calcext:value-type="float">
            <text:p>158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589" calcext:value-type="float">
            <text:p>158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590" calcext:value-type="float">
            <text:p>159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591" calcext:value-type="float">
            <text:p>159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592" calcext:value-type="float">
            <text:p>159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593" calcext:value-type="float">
            <text:p>159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1594" calcext:value-type="float">
            <text:p>159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1595" calcext:value-type="float">
            <text:p>159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96" calcext:value-type="float">
            <text:p>159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1597" calcext:value-type="float">
            <text:p>159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598" calcext:value-type="float">
            <text:p>159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35" calcext:value-type="float">
            <text:p>3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599" calcext:value-type="float">
            <text:p>159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600" calcext:value-type="float">
            <text:p>160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601" calcext:value-type="float">
            <text:p>160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602" calcext:value-type="float">
            <text:p>160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1603" calcext:value-type="float">
            <text:p>160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48" calcext:value-type="float">
            <text:p>4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604" calcext:value-type="float">
            <text:p>160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605" calcext:value-type="float">
            <text:p>160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1606" calcext:value-type="float">
            <text:p>160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1607" calcext:value-type="float">
            <text:p>160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608" calcext:value-type="float">
            <text:p>160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1609" calcext:value-type="float">
            <text:p>160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610" calcext:value-type="float">
            <text:p>161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611" calcext:value-type="float">
            <text:p>161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12" calcext:value-type="float">
            <text:p>161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613" calcext:value-type="float">
            <text:p>161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614" calcext:value-type="float">
            <text:p>161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615" calcext:value-type="float">
            <text:p>161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16" calcext:value-type="float">
            <text:p>161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1617" calcext:value-type="float">
            <text:p>161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618" calcext:value-type="float">
            <text:p>161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1619" calcext:value-type="float">
            <text:p>161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620" calcext:value-type="float">
            <text:p>162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621" calcext:value-type="float">
            <text:p>162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22" calcext:value-type="float">
            <text:p>162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1623" calcext:value-type="float">
            <text:p>162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624" calcext:value-type="float">
            <text:p>162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625" calcext:value-type="float">
            <text:p>162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626" calcext:value-type="float">
            <text:p>162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627" calcext:value-type="float">
            <text:p>162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1628" calcext:value-type="float">
            <text:p>162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629" calcext:value-type="float">
            <text:p>162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630" calcext:value-type="float">
            <text:p>163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631" calcext:value-type="float">
            <text:p>163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32" calcext:value-type="float">
            <text:p>163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1633" calcext:value-type="float">
            <text:p>163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634" calcext:value-type="float">
            <text:p>163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635" calcext:value-type="float">
            <text:p>163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636" calcext:value-type="float">
            <text:p>163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1637" calcext:value-type="float">
            <text:p>163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638" calcext:value-type="float">
            <text:p>163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639" calcext:value-type="float">
            <text:p>163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1640" calcext:value-type="float">
            <text:p>164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3" calcext:value-type="float">
            <text:p>3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641" calcext:value-type="float">
            <text:p>164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1642" calcext:value-type="float">
            <text:p>164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43" calcext:value-type="float">
            <text:p>164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644" calcext:value-type="float">
            <text:p>164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645" calcext:value-type="float">
            <text:p>164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1646" calcext:value-type="float">
            <text:p>164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1647" calcext:value-type="float">
            <text:p>164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648" calcext:value-type="float">
            <text:p>164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6" calcext:value-type="float">
            <text:p>5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649" calcext:value-type="float">
            <text:p>164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9" calcext:value-type="float">
            <text:p>3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650" calcext:value-type="float">
            <text:p>165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651" calcext:value-type="float">
            <text:p>165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652" calcext:value-type="float">
            <text:p>165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653" calcext:value-type="float">
            <text:p>165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654" calcext:value-type="float">
            <text:p>165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55" calcext:value-type="float">
            <text:p>165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656" calcext:value-type="float">
            <text:p>165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657" calcext:value-type="float">
            <text:p>165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1658" calcext:value-type="float">
            <text:p>165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59" calcext:value-type="float">
            <text:p>165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660" calcext:value-type="float">
            <text:p>166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1661" calcext:value-type="float">
            <text:p>166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1662" calcext:value-type="float">
            <text:p>166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1663" calcext:value-type="float">
            <text:p>166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664" calcext:value-type="float">
            <text:p>166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665" calcext:value-type="float">
            <text:p>166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666" calcext:value-type="float">
            <text:p>166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667" calcext:value-type="float">
            <text:p>166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668" calcext:value-type="float">
            <text:p>166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9" calcext:value-type="float">
            <text:p>3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669" calcext:value-type="float">
            <text:p>166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670" calcext:value-type="float">
            <text:p>167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1671" calcext:value-type="float">
            <text:p>167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72" calcext:value-type="float">
            <text:p>167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8" calcext:value-type="float">
            <text:p>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673" calcext:value-type="float">
            <text:p>167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674" calcext:value-type="float">
            <text:p>167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675" calcext:value-type="float">
            <text:p>167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676" calcext:value-type="float">
            <text:p>167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677" calcext:value-type="float">
            <text:p>167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678" calcext:value-type="float">
            <text:p>167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679" calcext:value-type="float">
            <text:p>167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680" calcext:value-type="float">
            <text:p>168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681" calcext:value-type="float">
            <text:p>168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82" calcext:value-type="float">
            <text:p>168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683" calcext:value-type="float">
            <text:p>168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684" calcext:value-type="float">
            <text:p>168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85" calcext:value-type="float">
            <text:p>168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86" calcext:value-type="float">
            <text:p>168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687" calcext:value-type="float">
            <text:p>168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688" calcext:value-type="float">
            <text:p>168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689" calcext:value-type="float">
            <text:p>168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690" calcext:value-type="float">
            <text:p>169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691" calcext:value-type="float">
            <text:p>169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1692" calcext:value-type="float">
            <text:p>169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693" calcext:value-type="float">
            <text:p>169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694" calcext:value-type="float">
            <text:p>169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695" calcext:value-type="float">
            <text:p>169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696" calcext:value-type="float">
            <text:p>169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697" calcext:value-type="float">
            <text:p>169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1698" calcext:value-type="float">
            <text:p>169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1699" calcext:value-type="float">
            <text:p>169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700" calcext:value-type="float">
            <text:p>170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14" calcext:value-type="float">
            <text:p>1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701" calcext:value-type="float">
            <text:p>170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1702" calcext:value-type="float">
            <text:p>170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703" calcext:value-type="float">
            <text:p>170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1704" calcext:value-type="float">
            <text:p>170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705" calcext:value-type="float">
            <text:p>170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14" calcext:value-type="float">
            <text:p>1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706" calcext:value-type="float">
            <text:p>170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1707" calcext:value-type="float">
            <text:p>170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708" calcext:value-type="float">
            <text:p>170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709" calcext:value-type="float">
            <text:p>170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710" calcext:value-type="float">
            <text:p>171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26" calcext:value-type="float">
            <text:p>2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1711" calcext:value-type="float">
            <text:p>171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1712" calcext:value-type="float">
            <text:p>171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1713" calcext:value-type="float">
            <text:p>171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714" calcext:value-type="float">
            <text:p>171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15" calcext:value-type="float">
            <text:p>171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1716" calcext:value-type="float">
            <text:p>171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717" calcext:value-type="float">
            <text:p>171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18" calcext:value-type="float">
            <text:p>171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1719" calcext:value-type="float">
            <text:p>171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720" calcext:value-type="float">
            <text:p>172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721" calcext:value-type="float">
            <text:p>172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1722" calcext:value-type="float">
            <text:p>172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723" calcext:value-type="float">
            <text:p>172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24" calcext:value-type="float">
            <text:p>172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725" calcext:value-type="float">
            <text:p>172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1726" calcext:value-type="float">
            <text:p>172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1727" calcext:value-type="float">
            <text:p>172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728" calcext:value-type="float">
            <text:p>172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729" calcext:value-type="float">
            <text:p>172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30" calcext:value-type="float">
            <text:p>173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31" calcext:value-type="float">
            <text:p>173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26" calcext:value-type="float">
            <text:p>2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1732" calcext:value-type="float">
            <text:p>173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733" calcext:value-type="float">
            <text:p>173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1734" calcext:value-type="float">
            <text:p>173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735" calcext:value-type="float">
            <text:p>173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1736" calcext:value-type="float">
            <text:p>173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7" calcext:value-type="float">
            <text:p>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737" calcext:value-type="float">
            <text:p>173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738" calcext:value-type="float">
            <text:p>173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739" calcext:value-type="float">
            <text:p>173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40" calcext:value-type="float">
            <text:p>174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741" calcext:value-type="float">
            <text:p>174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742" calcext:value-type="float">
            <text:p>174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1743" calcext:value-type="float">
            <text:p>174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744" calcext:value-type="float">
            <text:p>174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37" calcext:value-type="float">
            <text:p>3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745" calcext:value-type="float">
            <text:p>174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1746" calcext:value-type="float">
            <text:p>174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1747" calcext:value-type="float">
            <text:p>174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748" calcext:value-type="float">
            <text:p>174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749" calcext:value-type="float">
            <text:p>174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750" calcext:value-type="float">
            <text:p>175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751" calcext:value-type="float">
            <text:p>175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752" calcext:value-type="float">
            <text:p>175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753" calcext:value-type="float">
            <text:p>175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754" calcext:value-type="float">
            <text:p>175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55" calcext:value-type="float">
            <text:p>175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1756" calcext:value-type="float">
            <text:p>175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757" calcext:value-type="float">
            <text:p>175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758" calcext:value-type="float">
            <text:p>175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759" calcext:value-type="float">
            <text:p>175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760" calcext:value-type="float">
            <text:p>176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1761" calcext:value-type="float">
            <text:p>176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762" calcext:value-type="float">
            <text:p>176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763" calcext:value-type="float">
            <text:p>176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764" calcext:value-type="float">
            <text:p>176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1765" calcext:value-type="float">
            <text:p>176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1766" calcext:value-type="float">
            <text:p>176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767" calcext:value-type="float">
            <text:p>176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768" calcext:value-type="float">
            <text:p>176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769" calcext:value-type="float">
            <text:p>176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770" calcext:value-type="float">
            <text:p>177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1771" calcext:value-type="float">
            <text:p>177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35" calcext:value-type="float">
            <text:p>3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772" calcext:value-type="float">
            <text:p>177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1773" calcext:value-type="float">
            <text:p>177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774" calcext:value-type="float">
            <text:p>177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1775" calcext:value-type="float">
            <text:p>177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776" calcext:value-type="float">
            <text:p>177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777" calcext:value-type="float">
            <text:p>177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778" calcext:value-type="float">
            <text:p>177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779" calcext:value-type="float">
            <text:p>177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80" calcext:value-type="float">
            <text:p>178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781" calcext:value-type="float">
            <text:p>178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1782" calcext:value-type="float">
            <text:p>178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783" calcext:value-type="float">
            <text:p>178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784" calcext:value-type="float">
            <text:p>178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785" calcext:value-type="float">
            <text:p>178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1786" calcext:value-type="float">
            <text:p>178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787" calcext:value-type="float">
            <text:p>178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788" calcext:value-type="float">
            <text:p>178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789" calcext:value-type="float">
            <text:p>178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790" calcext:value-type="float">
            <text:p>179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791" calcext:value-type="float">
            <text:p>179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792" calcext:value-type="float">
            <text:p>179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793" calcext:value-type="float">
            <text:p>179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1794" calcext:value-type="float">
            <text:p>179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95" calcext:value-type="float">
            <text:p>179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96" calcext:value-type="float">
            <text:p>179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797" calcext:value-type="float">
            <text:p>179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798" calcext:value-type="float">
            <text:p>179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1799" calcext:value-type="float">
            <text:p>179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800" calcext:value-type="float">
            <text:p>180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801" calcext:value-type="float">
            <text:p>180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02" calcext:value-type="float">
            <text:p>180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803" calcext:value-type="float">
            <text:p>180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804" calcext:value-type="float">
            <text:p>180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805" calcext:value-type="float">
            <text:p>180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806" calcext:value-type="float">
            <text:p>180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807" calcext:value-type="float">
            <text:p>180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808" calcext:value-type="float">
            <text:p>180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1809" calcext:value-type="float">
            <text:p>180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1810" calcext:value-type="float">
            <text:p>181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811" calcext:value-type="float">
            <text:p>181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812" calcext:value-type="float">
            <text:p>181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813" calcext:value-type="float">
            <text:p>181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814" calcext:value-type="float">
            <text:p>181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815" calcext:value-type="float">
            <text:p>181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816" calcext:value-type="float">
            <text:p>181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817" calcext:value-type="float">
            <text:p>181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1818" calcext:value-type="float">
            <text:p>181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1819" calcext:value-type="float">
            <text:p>181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820" calcext:value-type="float">
            <text:p>182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1821" calcext:value-type="float">
            <text:p>182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1822" calcext:value-type="float">
            <text:p>182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823" calcext:value-type="float">
            <text:p>182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1824" calcext:value-type="float">
            <text:p>182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825" calcext:value-type="float">
            <text:p>182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26" calcext:value-type="float">
            <text:p>182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827" calcext:value-type="float">
            <text:p>182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828" calcext:value-type="float">
            <text:p>182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29" calcext:value-type="float">
            <text:p>182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30" calcext:value-type="float">
            <text:p>183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831" calcext:value-type="float">
            <text:p>183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832" calcext:value-type="float">
            <text:p>183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833" calcext:value-type="float">
            <text:p>183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1834" calcext:value-type="float">
            <text:p>183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22" calcext:value-type="float">
            <text:p>2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1835" calcext:value-type="float">
            <text:p>183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836" calcext:value-type="float">
            <text:p>183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1837" calcext:value-type="float">
            <text:p>183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1838" calcext:value-type="float">
            <text:p>183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1839" calcext:value-type="float">
            <text:p>183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40" calcext:value-type="float">
            <text:p>184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841" calcext:value-type="float">
            <text:p>184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842" calcext:value-type="float">
            <text:p>184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843" calcext:value-type="float">
            <text:p>184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1844" calcext:value-type="float">
            <text:p>184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845" calcext:value-type="float">
            <text:p>184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1846" calcext:value-type="float">
            <text:p>184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847" calcext:value-type="float">
            <text:p>184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1848" calcext:value-type="float">
            <text:p>184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49" calcext:value-type="float">
            <text:p>184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850" calcext:value-type="float">
            <text:p>185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29" calcext:value-type="float">
            <text:p>2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851" calcext:value-type="float">
            <text:p>185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852" calcext:value-type="float">
            <text:p>185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1853" calcext:value-type="float">
            <text:p>185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854" calcext:value-type="float">
            <text:p>185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855" calcext:value-type="float">
            <text:p>185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56" calcext:value-type="float">
            <text:p>185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857" calcext:value-type="float">
            <text:p>185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858" calcext:value-type="float">
            <text:p>185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859" calcext:value-type="float">
            <text:p>185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860" calcext:value-type="float">
            <text:p>186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1861" calcext:value-type="float">
            <text:p>186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862" calcext:value-type="float">
            <text:p>186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863" calcext:value-type="float">
            <text:p>186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864" calcext:value-type="float">
            <text:p>186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865" calcext:value-type="float">
            <text:p>186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1866" calcext:value-type="float">
            <text:p>186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7" calcext:value-type="float">
            <text:p>3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867" calcext:value-type="float">
            <text:p>186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868" calcext:value-type="float">
            <text:p>186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39" calcext:value-type="float">
            <text:p>3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869" calcext:value-type="float">
            <text:p>186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1870" calcext:value-type="float">
            <text:p>187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871" calcext:value-type="float">
            <text:p>187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872" calcext:value-type="float">
            <text:p>187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873" calcext:value-type="float">
            <text:p>187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74" calcext:value-type="float">
            <text:p>187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875" calcext:value-type="float">
            <text:p>187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46" calcext:value-type="float">
            <text:p>4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1876" calcext:value-type="float">
            <text:p>187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877" calcext:value-type="float">
            <text:p>187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878" calcext:value-type="float">
            <text:p>187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879" calcext:value-type="float">
            <text:p>187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880" calcext:value-type="float">
            <text:p>188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881" calcext:value-type="float">
            <text:p>188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882" calcext:value-type="float">
            <text:p>188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883" calcext:value-type="float">
            <text:p>188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884" calcext:value-type="float">
            <text:p>188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1885" calcext:value-type="float">
            <text:p>188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39" calcext:value-type="float">
            <text:p>3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886" calcext:value-type="float">
            <text:p>188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887" calcext:value-type="float">
            <text:p>188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888" calcext:value-type="float">
            <text:p>188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1889" calcext:value-type="float">
            <text:p>188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38" calcext:value-type="float">
            <text:p>3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890" calcext:value-type="float">
            <text:p>189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1891" calcext:value-type="float">
            <text:p>189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892" calcext:value-type="float">
            <text:p>189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1893" calcext:value-type="float">
            <text:p>189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894" calcext:value-type="float">
            <text:p>189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19" calcext:value-type="float">
            <text:p>1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895" calcext:value-type="float">
            <text:p>189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896" calcext:value-type="float">
            <text:p>189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897" calcext:value-type="float">
            <text:p>189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1898" calcext:value-type="float">
            <text:p>189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899" calcext:value-type="float">
            <text:p>189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900" calcext:value-type="float">
            <text:p>190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1901" calcext:value-type="float">
            <text:p>190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902" calcext:value-type="float">
            <text:p>190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03" calcext:value-type="float">
            <text:p>190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904" calcext:value-type="float">
            <text:p>190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905" calcext:value-type="float">
            <text:p>190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06" calcext:value-type="float">
            <text:p>190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907" calcext:value-type="float">
            <text:p>190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908" calcext:value-type="float">
            <text:p>190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909" calcext:value-type="float">
            <text:p>190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910" calcext:value-type="float">
            <text:p>191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911" calcext:value-type="float">
            <text:p>191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12" calcext:value-type="float">
            <text:p>191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48" calcext:value-type="float">
            <text:p>4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13" calcext:value-type="float">
            <text:p>191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914" calcext:value-type="float">
            <text:p>191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915" calcext:value-type="float">
            <text:p>191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1916" calcext:value-type="float">
            <text:p>191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17" calcext:value-type="float">
            <text:p>191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15" calcext:value-type="float">
            <text:p>1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918" calcext:value-type="float">
            <text:p>191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919" calcext:value-type="float">
            <text:p>191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3" calcext:value-type="float">
            <text:p>3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920" calcext:value-type="float">
            <text:p>192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921" calcext:value-type="float">
            <text:p>192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22" calcext:value-type="float">
            <text:p>192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26" calcext:value-type="float">
            <text:p>2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1923" calcext:value-type="float">
            <text:p>192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924" calcext:value-type="float">
            <text:p>192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1925" calcext:value-type="float">
            <text:p>192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5" calcext:value-type="float">
            <text:p>3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926" calcext:value-type="float">
            <text:p>192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927" calcext:value-type="float">
            <text:p>192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42" calcext:value-type="float">
            <text:p>4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28" calcext:value-type="float">
            <text:p>192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929" calcext:value-type="float">
            <text:p>192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47" calcext:value-type="float">
            <text:p>4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1930" calcext:value-type="float">
            <text:p>193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931" calcext:value-type="float">
            <text:p>193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1932" calcext:value-type="float">
            <text:p>193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933" calcext:value-type="float">
            <text:p>193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34" calcext:value-type="float">
            <text:p>193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935" calcext:value-type="float">
            <text:p>193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936" calcext:value-type="float">
            <text:p>193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37" calcext:value-type="float">
            <text:p>193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38" calcext:value-type="float">
            <text:p>193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39" calcext:value-type="float">
            <text:p>193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940" calcext:value-type="float">
            <text:p>194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41" calcext:value-type="float">
            <text:p>194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942" calcext:value-type="float">
            <text:p>194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943" calcext:value-type="float">
            <text:p>194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944" calcext:value-type="float">
            <text:p>194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945" calcext:value-type="float">
            <text:p>194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1946" calcext:value-type="float">
            <text:p>194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47" calcext:value-type="float">
            <text:p>194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48" calcext:value-type="float">
            <text:p>194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949" calcext:value-type="float">
            <text:p>194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37" calcext:value-type="float">
            <text:p>3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950" calcext:value-type="float">
            <text:p>195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951" calcext:value-type="float">
            <text:p>195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952" calcext:value-type="float">
            <text:p>195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1953" calcext:value-type="float">
            <text:p>195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54" calcext:value-type="float">
            <text:p>195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55" calcext:value-type="float">
            <text:p>195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956" calcext:value-type="float">
            <text:p>195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1957" calcext:value-type="float">
            <text:p>195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1958" calcext:value-type="float">
            <text:p>195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959" calcext:value-type="float">
            <text:p>195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960" calcext:value-type="float">
            <text:p>196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961" calcext:value-type="float">
            <text:p>196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962" calcext:value-type="float">
            <text:p>196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963" calcext:value-type="float">
            <text:p>196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964" calcext:value-type="float">
            <text:p>196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965" calcext:value-type="float">
            <text:p>196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26" calcext:value-type="float">
            <text:p>2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1966" calcext:value-type="float">
            <text:p>196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67" calcext:value-type="float">
            <text:p>196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1968" calcext:value-type="float">
            <text:p>196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969" calcext:value-type="float">
            <text:p>196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970" calcext:value-type="float">
            <text:p>197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71" calcext:value-type="float">
            <text:p>197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972" calcext:value-type="float">
            <text:p>197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973" calcext:value-type="float">
            <text:p>197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74" calcext:value-type="float">
            <text:p>197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75" calcext:value-type="float">
            <text:p>197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1976" calcext:value-type="float">
            <text:p>197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977" calcext:value-type="float">
            <text:p>197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978" calcext:value-type="float">
            <text:p>197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979" calcext:value-type="float">
            <text:p>197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980" calcext:value-type="float">
            <text:p>198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1981" calcext:value-type="float">
            <text:p>198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982" calcext:value-type="float">
            <text:p>198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983" calcext:value-type="float">
            <text:p>198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984" calcext:value-type="float">
            <text:p>198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985" calcext:value-type="float">
            <text:p>198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86" calcext:value-type="float">
            <text:p>198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1987" calcext:value-type="float">
            <text:p>198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988" calcext:value-type="float">
            <text:p>198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989" calcext:value-type="float">
            <text:p>198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1990" calcext:value-type="float">
            <text:p>199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1991" calcext:value-type="float">
            <text:p>199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992" calcext:value-type="float">
            <text:p>199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993" calcext:value-type="float">
            <text:p>199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36" calcext:value-type="float">
            <text:p>3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94" calcext:value-type="float">
            <text:p>199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1995" calcext:value-type="float">
            <text:p>199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96" calcext:value-type="float">
            <text:p>199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44" calcext:value-type="float">
            <text:p>4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97" calcext:value-type="float">
            <text:p>199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98" calcext:value-type="float">
            <text:p>199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1999" calcext:value-type="float">
            <text:p>199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38" calcext:value-type="float">
            <text:p>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47" calcext:value-type="float">
            <text:p>4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023" calcext:value-type="float">
            <text:p>202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025" calcext:value-type="float">
            <text:p>202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026" calcext:value-type="float">
            <text:p>202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027" calcext:value-type="float">
            <text:p>202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2028" calcext:value-type="float">
            <text:p>202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38" calcext:value-type="float">
            <text:p>3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029" calcext:value-type="float">
            <text:p>202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9" calcext:value-type="float">
            <text:p>3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2030" calcext:value-type="float">
            <text:p>203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2031" calcext:value-type="float">
            <text:p>203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2032" calcext:value-type="float">
            <text:p>203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033" calcext:value-type="float">
            <text:p>203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2034" calcext:value-type="float">
            <text:p>203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2035" calcext:value-type="float">
            <text:p>203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2036" calcext:value-type="float">
            <text:p>203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2037" calcext:value-type="float">
            <text:p>203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2038" calcext:value-type="float">
            <text:p>203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039" calcext:value-type="float">
            <text:p>203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2040" calcext:value-type="float">
            <text:p>204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041" calcext:value-type="float">
            <text:p>204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2042" calcext:value-type="float">
            <text:p>204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043" calcext:value-type="float">
            <text:p>204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2044" calcext:value-type="float">
            <text:p>204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45" calcext:value-type="float">
            <text:p>204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2046" calcext:value-type="float">
            <text:p>204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2047" calcext:value-type="float">
            <text:p>204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049" calcext:value-type="float">
            <text:p>204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2050" calcext:value-type="float">
            <text:p>205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051" calcext:value-type="float">
            <text:p>205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2052" calcext:value-type="float">
            <text:p>205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053" calcext:value-type="float">
            <text:p>205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054" calcext:value-type="float">
            <text:p>205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55" calcext:value-type="float">
            <text:p>205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056" calcext:value-type="float">
            <text:p>205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2057" calcext:value-type="float">
            <text:p>205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2058" calcext:value-type="float">
            <text:p>205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059" calcext:value-type="float">
            <text:p>205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2060" calcext:value-type="float">
            <text:p>206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2061" calcext:value-type="float">
            <text:p>206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14" calcext:value-type="float">
            <text:p>14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062" calcext:value-type="float">
            <text:p>206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2063" calcext:value-type="float">
            <text:p>206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064" calcext:value-type="float">
            <text:p>206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2065" calcext:value-type="float">
            <text:p>206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2066" calcext:value-type="float">
            <text:p>206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2067" calcext:value-type="float">
            <text:p>206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068" calcext:value-type="float">
            <text:p>206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069" calcext:value-type="float">
            <text:p>206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070" calcext:value-type="float">
            <text:p>207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2071" calcext:value-type="float">
            <text:p>207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072" calcext:value-type="float">
            <text:p>207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073" calcext:value-type="float">
            <text:p>207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074" calcext:value-type="float">
            <text:p>207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2075" calcext:value-type="float">
            <text:p>207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2076" calcext:value-type="float">
            <text:p>207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77" calcext:value-type="float">
            <text:p>207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56" calcext:value-type="float">
            <text:p>5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078" calcext:value-type="float">
            <text:p>207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2079" calcext:value-type="float">
            <text:p>207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80" calcext:value-type="float">
            <text:p>208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081" calcext:value-type="float">
            <text:p>208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2082" calcext:value-type="float">
            <text:p>208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2083" calcext:value-type="float">
            <text:p>208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084" calcext:value-type="float">
            <text:p>208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085" calcext:value-type="float">
            <text:p>208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086" calcext:value-type="float">
            <text:p>208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2087" calcext:value-type="float">
            <text:p>208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2088" calcext:value-type="float">
            <text:p>208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2089" calcext:value-type="float">
            <text:p>208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2090" calcext:value-type="float">
            <text:p>209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2091" calcext:value-type="float">
            <text:p>209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92" calcext:value-type="float">
            <text:p>209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2093" calcext:value-type="float">
            <text:p>209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2094" calcext:value-type="float">
            <text:p>209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095" calcext:value-type="float">
            <text:p>209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2096" calcext:value-type="float">
            <text:p>209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2097" calcext:value-type="float">
            <text:p>209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098" calcext:value-type="float">
            <text:p>209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2099" calcext:value-type="float">
            <text:p>209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00" calcext:value-type="float">
            <text:p>210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101" calcext:value-type="float">
            <text:p>210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2102" calcext:value-type="float">
            <text:p>210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2103" calcext:value-type="float">
            <text:p>210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2104" calcext:value-type="float">
            <text:p>210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105" calcext:value-type="float">
            <text:p>210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106" calcext:value-type="float">
            <text:p>210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63" calcext:value-type="float">
            <text:p>6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2107" calcext:value-type="float">
            <text:p>210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108" calcext:value-type="float">
            <text:p>210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2109" calcext:value-type="float">
            <text:p>210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2110" calcext:value-type="float">
            <text:p>211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111" calcext:value-type="float">
            <text:p>211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112" calcext:value-type="float">
            <text:p>211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2113" calcext:value-type="float">
            <text:p>211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2114" calcext:value-type="float">
            <text:p>211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2115" calcext:value-type="float">
            <text:p>211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116" calcext:value-type="float">
            <text:p>211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117" calcext:value-type="float">
            <text:p>211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36" calcext:value-type="float">
            <text:p>3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118" calcext:value-type="float">
            <text:p>211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119" calcext:value-type="float">
            <text:p>211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2120" calcext:value-type="float">
            <text:p>212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2121" calcext:value-type="float">
            <text:p>212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122" calcext:value-type="float">
            <text:p>212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27" calcext:value-type="float">
            <text:p>2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2123" calcext:value-type="float">
            <text:p>212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2124" calcext:value-type="float">
            <text:p>212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125" calcext:value-type="float">
            <text:p>212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2126" calcext:value-type="float">
            <text:p>212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127" calcext:value-type="float">
            <text:p>212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128" calcext:value-type="float">
            <text:p>212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129" calcext:value-type="float">
            <text:p>212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130" calcext:value-type="float">
            <text:p>213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131" calcext:value-type="float">
            <text:p>213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132" calcext:value-type="float">
            <text:p>213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133" calcext:value-type="float">
            <text:p>213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134" calcext:value-type="float">
            <text:p>213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2135" calcext:value-type="float">
            <text:p>213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136" calcext:value-type="float">
            <text:p>213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137" calcext:value-type="float">
            <text:p>213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138" calcext:value-type="float">
            <text:p>213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139" calcext:value-type="float">
            <text:p>213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140" calcext:value-type="float">
            <text:p>214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2141" calcext:value-type="float">
            <text:p>214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142" calcext:value-type="float">
            <text:p>214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46" calcext:value-type="float">
            <text:p>4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2143" calcext:value-type="float">
            <text:p>214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2144" calcext:value-type="float">
            <text:p>214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145" calcext:value-type="float">
            <text:p>214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146" calcext:value-type="float">
            <text:p>214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147" calcext:value-type="float">
            <text:p>214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148" calcext:value-type="float">
            <text:p>214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2149" calcext:value-type="float">
            <text:p>214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2150" calcext:value-type="float">
            <text:p>215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2151" calcext:value-type="float">
            <text:p>215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2152" calcext:value-type="float">
            <text:p>215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2153" calcext:value-type="float">
            <text:p>215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54" calcext:value-type="float">
            <text:p>215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36" calcext:value-type="float">
            <text:p>3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155" calcext:value-type="float">
            <text:p>215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156" calcext:value-type="float">
            <text:p>215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2157" calcext:value-type="float">
            <text:p>215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2158" calcext:value-type="float">
            <text:p>215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2159" calcext:value-type="float">
            <text:p>215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60" calcext:value-type="float">
            <text:p>216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161" calcext:value-type="float">
            <text:p>216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2162" calcext:value-type="float">
            <text:p>216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2163" calcext:value-type="float">
            <text:p>216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2164" calcext:value-type="float">
            <text:p>216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165" calcext:value-type="float">
            <text:p>216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166" calcext:value-type="float">
            <text:p>216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67" calcext:value-type="float">
            <text:p>216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2168" calcext:value-type="float">
            <text:p>216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2169" calcext:value-type="float">
            <text:p>216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170" calcext:value-type="float">
            <text:p>217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2171" calcext:value-type="float">
            <text:p>217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2172" calcext:value-type="float">
            <text:p>217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173" calcext:value-type="float">
            <text:p>217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2174" calcext:value-type="float">
            <text:p>217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175" calcext:value-type="float">
            <text:p>217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2176" calcext:value-type="float">
            <text:p>217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2177" calcext:value-type="float">
            <text:p>217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2178" calcext:value-type="float">
            <text:p>217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179" calcext:value-type="float">
            <text:p>217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180" calcext:value-type="float">
            <text:p>218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2181" calcext:value-type="float">
            <text:p>218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2182" calcext:value-type="float">
            <text:p>218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2183" calcext:value-type="float">
            <text:p>218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2184" calcext:value-type="float">
            <text:p>218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85" calcext:value-type="float">
            <text:p>218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186" calcext:value-type="float">
            <text:p>218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2187" calcext:value-type="float">
            <text:p>218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56" calcext:value-type="float">
            <text:p>5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188" calcext:value-type="float">
            <text:p>218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189" calcext:value-type="float">
            <text:p>218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2190" calcext:value-type="float">
            <text:p>219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33" calcext:value-type="float">
            <text:p>3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191" calcext:value-type="float">
            <text:p>219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192" calcext:value-type="float">
            <text:p>219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19" calcext:value-type="float">
            <text:p>1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93" calcext:value-type="float">
            <text:p>219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2194" calcext:value-type="float">
            <text:p>219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2195" calcext:value-type="float">
            <text:p>219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96" calcext:value-type="float">
            <text:p>219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2197" calcext:value-type="float">
            <text:p>219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2198" calcext:value-type="float">
            <text:p>219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199" calcext:value-type="float">
            <text:p>219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2200" calcext:value-type="float">
            <text:p>220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201" calcext:value-type="float">
            <text:p>220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2202" calcext:value-type="float">
            <text:p>220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2203" calcext:value-type="float">
            <text:p>220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2204" calcext:value-type="float">
            <text:p>220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2205" calcext:value-type="float">
            <text:p>220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2206" calcext:value-type="float">
            <text:p>220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2207" calcext:value-type="float">
            <text:p>220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208" calcext:value-type="float">
            <text:p>220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2209" calcext:value-type="float">
            <text:p>220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210" calcext:value-type="float">
            <text:p>221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2211" calcext:value-type="float">
            <text:p>221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2212" calcext:value-type="float">
            <text:p>221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2213" calcext:value-type="float">
            <text:p>221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214" calcext:value-type="float">
            <text:p>221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2215" calcext:value-type="float">
            <text:p>221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216" calcext:value-type="float">
            <text:p>221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217" calcext:value-type="float">
            <text:p>221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2218" calcext:value-type="float">
            <text:p>221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219" calcext:value-type="float">
            <text:p>221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39" calcext:value-type="float">
            <text:p>3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2220" calcext:value-type="float">
            <text:p>222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221" calcext:value-type="float">
            <text:p>222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222" calcext:value-type="float">
            <text:p>222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2223" calcext:value-type="float">
            <text:p>222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224" calcext:value-type="float">
            <text:p>222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225" calcext:value-type="float">
            <text:p>222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226" calcext:value-type="float">
            <text:p>222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227" calcext:value-type="float">
            <text:p>222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2228" calcext:value-type="float">
            <text:p>222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229" calcext:value-type="float">
            <text:p>222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2230" calcext:value-type="float">
            <text:p>223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2231" calcext:value-type="float">
            <text:p>223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59" calcext:value-type="float">
            <text:p>5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2232" calcext:value-type="float">
            <text:p>223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233" calcext:value-type="float">
            <text:p>223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2234" calcext:value-type="float">
            <text:p>223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235" calcext:value-type="float">
            <text:p>223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2236" calcext:value-type="float">
            <text:p>223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237" calcext:value-type="float">
            <text:p>223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2238" calcext:value-type="float">
            <text:p>223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2239" calcext:value-type="float">
            <text:p>223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240" calcext:value-type="float">
            <text:p>224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2241" calcext:value-type="float">
            <text:p>224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2242" calcext:value-type="float">
            <text:p>224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33" calcext:value-type="float">
            <text:p>3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243" calcext:value-type="float">
            <text:p>224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244" calcext:value-type="float">
            <text:p>224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2245" calcext:value-type="float">
            <text:p>224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2246" calcext:value-type="float">
            <text:p>224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2247" calcext:value-type="float">
            <text:p>224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2248" calcext:value-type="float">
            <text:p>224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2249" calcext:value-type="float">
            <text:p>224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250" calcext:value-type="float">
            <text:p>225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251" calcext:value-type="float">
            <text:p>225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2252" calcext:value-type="float">
            <text:p>225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253" calcext:value-type="float">
            <text:p>225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2254" calcext:value-type="float">
            <text:p>225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26" calcext:value-type="float">
            <text:p>2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2255" calcext:value-type="float">
            <text:p>225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39" calcext:value-type="float">
            <text:p>39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2256" calcext:value-type="float">
            <text:p>225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2257" calcext:value-type="float">
            <text:p>225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2258" calcext:value-type="float">
            <text:p>225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259" calcext:value-type="float">
            <text:p>225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2260" calcext:value-type="float">
            <text:p>226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261" calcext:value-type="float">
            <text:p>226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262" calcext:value-type="float">
            <text:p>226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2263" calcext:value-type="float">
            <text:p>226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2264" calcext:value-type="float">
            <text:p>226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2265" calcext:value-type="float">
            <text:p>226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51" calcext:value-type="float">
            <text:p>5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2266" calcext:value-type="float">
            <text:p>226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267" calcext:value-type="float">
            <text:p>226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268" calcext:value-type="float">
            <text:p>226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269" calcext:value-type="float">
            <text:p>226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2270" calcext:value-type="float">
            <text:p>227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2271" calcext:value-type="float">
            <text:p>227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42" calcext:value-type="float">
            <text:p>4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272" calcext:value-type="float">
            <text:p>227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 table:number-rows-repeated="1046302">
          <table:table-cell table:number-columns-repeated="7"/>
        </table:table-row>
        <table:table-row table:style-name="ro2">
          <table:table-cell table:number-columns-repeated="7"/>
        </table:table-row>
        <table:named-expressions>
          <table:named-range table:name="Excel_BuiltIn__FilterDatabase" table:base-cell-address="$'Движение товаров'.$A$1" table:cell-range-address="$'Движение товаров'.$A$1:.$G$2273"/>
        </table:named-expressions>
      </table:table>
      <table:table table:name="Товар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7" table:number-columns-repeated="16378"/>
        <table:table-row table:style-name="ro6">
          <table:table-cell table:style-name="ce10" office:value-type="string" calcext:value-type="string">
            <text:p>Артикул</text:p>
          </table:table-cell>
          <table:table-cell table:style-name="ce10" office:value-type="string" calcext:value-type="string">
            <text:p>Отдел</text:p>
          </table:table-cell>
          <table:table-cell table:style-name="ce10" office:value-type="string" calcext:value-type="string">
            <text:p>Наименование товара</text:p>
          </table:table-cell>
          <table:table-cell table:style-name="ce10" office:value-type="string" calcext:value-type="string">
            <text:p>Ед. изм</text:p>
          </table:table-cell>
          <table:table-cell table:style-name="ce10" office:value-type="string" calcext:value-type="string">
            <text:p>Количество в упаковке</text:p>
          </table:table-cell>
          <table:table-cell table:style-name="ce10" office:value-type="string" calcext:value-type="string">
            <text:p>Поставщик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ультрапастеризованное</text:p>
          </table:table-cell>
          <table:table-cell office:value-type="string" calcext:value-type="string">
            <text:p>лит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олокозавод №1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безлактозное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детское с 8 месяцев</text:p>
          </table:table-cell>
          <table:table-cell office:value-type="string" calcext:value-type="string">
            <text:p>литр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олокозавод №1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Кефир 3,2%</text:p>
          </table:table-cell>
          <table:table-cell office:value-type="string" calcext:value-type="string">
            <text:p>лит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олокозавод №2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Кефир обезжиренный</text:p>
          </table:table-cell>
          <table:table-cell office:value-type="string" calcext:value-type="string">
            <text:p>лит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олокозавод №2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Ряженка термостатная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олокозавод №2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Сливки 10%</text:p>
          </table:table-cell>
          <table:table-cell office:value-type="string" calcext:value-type="string">
            <text:p>литр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олокозавод №1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Сливки 35% для взбивания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олокозавод №1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Сметана 15%</text:p>
          </table:table-cell>
          <table:table-cell office:value-type="string" calcext:value-type="string">
            <text:p>литр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Молокозавод №2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Сметана 25%</text:p>
          </table:table-cell>
          <table:table-cell office:value-type="string" calcext:value-type="string">
            <text:p>литр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Молокозавод №2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кокосовое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12" calcext:value-type="float">
            <text:p>12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овсяное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13" calcext:value-type="float">
            <text:p>13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Творог 9% жирности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олокозавод №2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14" calcext:value-type="float">
            <text:p>14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Творожок детский сладкий</text:p>
          </table:table-cell>
          <table:table-cell office:value-type="string" calcext:value-type="string">
            <text:p>кг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Молокозавод №1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15" calcext:value-type="float">
            <text:p>15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Яйцо диетическое</text:p>
          </table:table-cell>
          <table:table-cell office:value-type="string" calcext:value-type="string">
            <text:p>шт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тицеферма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16" calcext:value-type="float">
            <text:p>16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асло сливочное крестьянское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олокозавод №1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17" calcext:value-type="float">
            <text:p>17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упа гречневая ядрица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18" calcext:value-type="float">
            <text:p>18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упа манная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елькомбинат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19" calcext:value-type="float">
            <text:p>19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упа пшено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упа перловая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21" calcext:value-type="float">
            <text:p>21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Рис круглозерн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22" calcext:value-type="float">
            <text:p>22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Рис длиннозерн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23" calcext:value-type="float">
            <text:p>23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Бурый рис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24" calcext:value-type="float">
            <text:p>24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акароны спагетти 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акаронная фабрика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25" calcext:value-type="float">
            <text:p>25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акароны вермишель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акаронная фабрика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26" calcext:value-type="float">
            <text:p>26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акароны рожки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акаронная фабрика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27" calcext:value-type="float">
            <text:p>27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акароны перь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акаронная фабрика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28" calcext:value-type="float">
            <text:p>28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ахар песок бел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Чай-кофе-сахар"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29" calcext:value-type="float">
            <text:p>29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ахар демерара коричнев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Чай-кофе-сахар"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30" calcext:value-type="float">
            <text:p>30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ахар рафинад быстрорастворим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"Чай-кофе-сахар"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31" calcext:value-type="float">
            <text:p>31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Лапша гречнев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32" calcext:value-type="float">
            <text:p>32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Фунчоза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33" calcext:value-type="float">
            <text:p>33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ука хлебопекарная в\с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елькомбинат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34" calcext:value-type="float">
            <text:p>34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ука блинная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елькомбинат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35" calcext:value-type="float">
            <text:p>35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Горох желтый колот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36" calcext:value-type="float">
            <text:p>36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Чечевица красная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Экопродукты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37" calcext:value-type="float">
            <text:p>37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Хлопья овсяные Геркулес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38" calcext:value-type="float">
            <text:p>38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Хлопья 4 злака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39" calcext:value-type="float">
            <text:p>39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укурузные хлопья с сахаром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40" calcext:value-type="float">
            <text:p>40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оль каменная помол №1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41" calcext:value-type="float">
            <text:p>41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оль поваренная Экстра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42" calcext:value-type="float">
            <text:p>42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ахмал картофельн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43" calcext:value-type="float">
            <text:p>43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ода пищев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44" calcext:value-type="float">
            <text:p>44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Чай черный индийский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"Чай-кофе-сахар"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45" calcext:value-type="float">
            <text:p>45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Чай зеленый 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"Чай-кофе-сахар"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46" calcext:value-type="float">
            <text:p>46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офе растворимый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"Чай-кофе-сахар"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47" calcext:value-type="float">
            <text:p>47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офе в зернах 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"Чай-кофе-сахар"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48" calcext:value-type="float">
            <text:p>48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офе молотый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"Чай-кофе-сахар"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49" calcext:value-type="float">
            <text:p>49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вареная докторск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50" calcext:value-type="float">
            <text:p>50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вареная любительск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51" calcext:value-type="float">
            <text:p>51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ервелат варенокопчен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52" calcext:value-type="float">
            <text:p>52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краковск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53" calcext:value-type="float">
            <text:p>53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осиски молочные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54" calcext:value-type="float">
            <text:p>54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осиски венские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55" calcext:value-type="float">
            <text:p>55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осиски куриные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56" calcext:value-type="float">
            <text:p>56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Тушенка говяжь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57" calcext:value-type="float">
            <text:p>57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сырокопченая салями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58" calcext:value-type="float">
            <text:p>58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Бекон варенокопчен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59" calcext:value-type="float">
            <text:p>59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Бекон сырокопчен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60" calcext:value-type="float">
            <text:p>60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Грудинка копчен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61" calcext:value-type="float">
            <text:p>61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Ветчина в оболочке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62" calcext:value-type="float">
            <text:p>62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Паштет фермерский с грибами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63" calcext:value-type="float">
            <text:p>63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Паштет из куриной печени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table:style-name="ce11" office:value-type="float" office:value="64" calcext:value-type="float">
            <text:p>64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ливерная 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 table:number-rows-repeated="1048510">
          <table:table-cell table:number-columns-repeated="6"/>
          <table:table-cell table:style-name="Default" table:number-columns-repeated="16378"/>
        </table:table-row>
        <table:table-row table:style-name="ro2">
          <table:table-cell table:number-columns-repeated="6"/>
          <table:table-cell table:style-name="Default" table:number-columns-repeated="16378"/>
        </table:table-row>
      </table:table>
      <table:table table:name="Магазин" table:style-name="ta3">
        <office:forms form:automatic-focus="false" form:apply-design-mode="false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7" table:number-columns-repeated="16381"/>
        <table:table-row table:style-name="ro2">
          <table:table-cell table:style-name="ce14" office:value-type="string" calcext:value-type="string">
            <text:p>ID магазина</text:p>
          </table:table-cell>
          <table:table-cell table:style-name="ce14" office:value-type="string" calcext:value-type="string">
            <text:p>Район</text:p>
          </table:table-cell>
          <table:table-cell table:style-name="ce14" office:value-type="string" calcext:value-type="string">
            <text:p>Адрес</text:p>
          </table:table-cell>
        </table:table-row>
        <table:table-row table:style-name="ro2">
          <table:table-cell table:style-name="ce15" office:value-type="string" calcext:value-type="string">
            <text:p>M1</text:p>
          </table:table-cell>
          <table:table-cell office:value-type="string" calcext:value-type="string">
            <text:p>Октябрьский</text:p>
          </table:table-cell>
          <table:table-cell office:value-type="string" calcext:value-type="string">
            <text:p>просп. Мира, 45</text:p>
          </table:table-cell>
        </table:table-row>
        <table:table-row table:style-name="ro2">
          <table:table-cell table:style-name="ce15" office:value-type="string" calcext:value-type="string">
            <text:p>M2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ул. Металлургов, 12</text:p>
          </table:table-cell>
        </table:table-row>
        <table:table-row table:style-name="ro2">
          <table:table-cell table:style-name="ce15" office:value-type="string" calcext:value-type="string">
            <text:p>M3</text:p>
          </table:table-cell>
          <table:table-cell office:value-type="string" calcext:value-type="string">
            <text:p>Заречный</text:p>
          </table:table-cell>
          <table:table-cell office:value-type="string" calcext:value-type="string">
            <text:p>Колхозная, 11</text:p>
          </table:table-cell>
        </table:table-row>
        <table:table-row table:style-name="ro2">
          <table:table-cell table:style-name="ce15" office:value-type="string" calcext:value-type="string">
            <text:p>M4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Заводская, 22</text:p>
          </table:table-cell>
        </table:table-row>
        <table:table-row table:style-name="ro2">
          <table:table-cell table:style-name="ce15" office:value-type="string" calcext:value-type="string">
            <text:p>M5</text:p>
          </table:table-cell>
          <table:table-cell office:value-type="string" calcext:value-type="string">
            <text:p>Октябрьский</text:p>
          </table:table-cell>
          <table:table-cell office:value-type="string" calcext:value-type="string">
            <text:p>ул. Гагарина, 17</text:p>
          </table:table-cell>
        </table:table-row>
        <table:table-row table:style-name="ro2">
          <table:table-cell table:style-name="ce15" office:value-type="string" calcext:value-type="string">
            <text:p>M6</text:p>
          </table:table-cell>
          <table:table-cell office:value-type="string" calcext:value-type="string">
            <text:p>Октябрьский</text:p>
          </table:table-cell>
          <table:table-cell office:value-type="string" calcext:value-type="string">
            <text:p>просп. Мира, 10</text:p>
          </table:table-cell>
        </table:table-row>
        <table:table-row table:style-name="ro2">
          <table:table-cell table:style-name="ce15" office:value-type="string" calcext:value-type="string">
            <text:p>M7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Заводская, 3</text:p>
          </table:table-cell>
        </table:table-row>
        <table:table-row table:style-name="ro2">
          <table:table-cell table:style-name="ce15" office:value-type="string" calcext:value-type="string">
            <text:p>M8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ул. Сталеваров, 14</text:p>
          </table:table-cell>
        </table:table-row>
        <table:table-row table:style-name="ro2">
          <table:table-cell table:style-name="ce15" office:value-type="string" calcext:value-type="string">
            <text:p>M9</text:p>
          </table:table-cell>
          <table:table-cell office:value-type="string" calcext:value-type="string">
            <text:p>Заречный</text:p>
          </table:table-cell>
          <table:table-cell office:value-type="string" calcext:value-type="string">
            <text:p>Прибрежная, 7</text:p>
          </table:table-cell>
        </table:table-row>
        <table:table-row table:style-name="ro2">
          <table:table-cell table:style-name="ce15" office:value-type="string" calcext:value-type="string">
            <text:p>M10</text:p>
          </table:table-cell>
          <table:table-cell office:value-type="string" calcext:value-type="string">
            <text:p>Октябрьский</text:p>
          </table:table-cell>
          <table:table-cell office:value-type="string" calcext:value-type="string">
            <text:p>пл. Революции, 1</text:p>
          </table:table-cell>
        </table:table-row>
        <table:table-row table:style-name="ro2">
          <table:table-cell table:style-name="ce15" office:value-type="string" calcext:value-type="string">
            <text:p>M11</text:p>
          </table:table-cell>
          <table:table-cell office:value-type="string" calcext:value-type="string">
            <text:p>Заречный</text:p>
          </table:table-cell>
          <table:table-cell office:value-type="string" calcext:value-type="string">
            <text:p>Луговая, 21</text:p>
          </table:table-cell>
        </table:table-row>
        <table:table-row table:style-name="ro2">
          <table:table-cell table:style-name="ce15" office:value-type="string" calcext:value-type="string">
            <text:p>M12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Мартеновская, 2</text:p>
          </table:table-cell>
        </table:table-row>
        <table:table-row table:style-name="ro2">
          <table:table-cell table:style-name="ce15" office:value-type="string" calcext:value-type="string">
            <text:p>M13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Мартеновская, 36</text:p>
          </table:table-cell>
        </table:table-row>
        <table:table-row table:style-name="ro2">
          <table:table-cell table:style-name="ce15" office:value-type="string" calcext:value-type="string">
            <text:p>M14</text:p>
          </table:table-cell>
          <table:table-cell office:value-type="string" calcext:value-type="string">
            <text:p>Заречный</text:p>
          </table:table-cell>
          <table:table-cell office:value-type="string" calcext:value-type="string">
            <text:p>Элеваторная, 15</text:p>
          </table:table-cell>
        </table:table-row>
        <table:table-row table:style-name="ro2">
          <table:table-cell table:style-name="ce15" office:value-type="string" calcext:value-type="string">
            <text:p>M15</text:p>
          </table:table-cell>
          <table:table-cell office:value-type="string" calcext:value-type="string">
            <text:p>Октябрьский</text:p>
          </table:table-cell>
          <table:table-cell office:value-type="string" calcext:value-type="string">
            <text:p>Пушкинская, 8</text:p>
          </table:table-cell>
        </table:table-row>
        <table:table-row table:style-name="ro2">
          <table:table-cell table:style-name="ce15" office:value-type="string" calcext:value-type="string">
            <text:p>M16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ул. Металлургов. 29</text:p>
          </table:table-cell>
        </table:table-row>
        <table:table-row table:style-name="ro2" table:number-rows-repeated="1048558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>
        <table:named-expression table:name="_xlfn_AGGREGATE" table:base-cell-address="$'Движение товаров'.$A$1" table:expression=""/>
      </table:named-expressions>
      <table:database-ranges>
        <table:database-range table:name="__Anonymous_Sheet_DB__0" table:target-range-address="'Движение товаров'.A1:'Движение товаров'.G2273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р.</number:text>
    </number:number-style>
    <number:number-style style:name="N115">
      <number:text>-</number:text>
      <number:number number:decimal-places="0" number:min-decimal-places="0" number:min-integer-digits="1" number:grouping="true"/>
      <number:text> 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р.</number:text>
    </number:number-style>
    <number:number-style style:name="N118">
      <number:text>-</number:text>
      <number:number number:decimal-places="2" number:min-decimal-places="2" number:min-integer-digits="1" number:grouping="true"/>
      <number:text> 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р.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1_.3_-4"> 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1_.3_-4">     </number:text>
    </number:number-style>
    <number:number-style style:name="N127P2" style:volatile="true">
      <number:text loext:blank-width-char="-"> </number:text>
      <number:fill-character> </number:fill-character>
      <number:text loext:blank-width-char="р2_.4_-5">- 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р.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р. </number:text>
    </number:number-style>
    <number:number-style style:name="N131P2" style:volatile="true">
      <number:text loext:blank-width-char="-"> </number:text>
      <number:fill-character> </number:fill-character>
      <number:text loext:blank-width-char="-4">- р.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1_.3_-4"> 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1_.3_-4">     </number:text>
    </number:number-style>
    <number:number-style style:name="N13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1_.3_-4">    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р.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р.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р.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0" number:min-decimal-places="0" number:min-integer-digits="1" number:grouping="true"/>
      <number:text> ₽</number:text>
    </number:number-style>
    <number:number-style style:name="N145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₽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₽</number:text>
    </number:number-style>
    <number:number-style style:name="N148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₽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49P0"/>
    </number:number-style>
    <number:number-style style:name="N15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53P2" style:volatile="true">
      <number:text loext:blank-width-char="-"> </number:text>
      <number:fill-character> </number:fill-character>
      <number:text loext:blank-width-char="-3">- ₽ </number:text>
    </number:number-style>
    <number:text-style style:name="N153">
      <number:text loext:blank-width-char="-"> </number:text>
      <number:text-content/>
      <number:text loext:blank-width-char="-"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7P2" style:volatile="true">
      <number:text loext:blank-width-char="-"> </number:text>
      <number:fill-character> </number:fill-character>
      <number:text>- _-</number:text>
    </number:number-style>
    <number:text-style style:name="N157">
      <number:text loext:blank-width-char="-"> </number:text>
      <number:text-content/>
      <number:text loext:blank-width-char="-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6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61">
      <number:text loext:blank-width-char="-"> </number:text>
      <number:text-content/>
      <number:text loext:blank-width-char="-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5">
      <number:text loext:blank-width-char="-"> </number:text>
      <number:text-content/>
      <number:text loext:blank-width-char="-"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currency-style style:name="N16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currency-style>
    <number:currency-style style:name="N16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currency-style>
    <number:currency-style style:name="N169P2" style:volatile="true">
      <number:text loext:blank-width-char="-"> </number:text>
      <number:fill-character> </number:fill-character>
      <number:text loext:blank-width-char="₽2_-4">-    </number:text>
    </number:currency-style>
    <number:text-style style:name="N169">
      <number:text loext:blank-width-char="-"> </number:text>
      <number:text-content/>
      <number:text loext:blank-width-char="-"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3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currency-style>
    <number:currency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currency-style>
    <number:currency-style style:name="N173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₽1_-3">    </number:text>
    </number:currency-style>
    <number:text-style style:name="N173">
      <number:text loext:blank-width-char="-"> </number:text>
      <number:text-content/>
      <number:text loext:blank-width-char="-"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date-style style:name="N174">
      <number:day/>
      <number:text> </number:text>
      <number:month number:style="long" number:textual="true"/>
      <number:text> </number:text>
      <number:year number:style="long"/>
      <number:text> г.</number:text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9">00.00.0000</text:date>, <text:time style:data-style-name="N2" text:time-value="10:16:23.843322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Движение_20_товаров" style:display-name="PageStyle_Движение товаров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Товар" style:display-name="PageStyle_Товар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Магазин" style:display-name="PageStyle_Магазин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Слава</meta:initial-creator>
    <meta:creation-date>2021-07-09T21:04:06</meta:creation-date>
    <dc:date>2026-04-09T10:17:34.668178500</dc:date>
    <meta:editing-duration>PT2M</meta:editing-duration>
    <meta:editing-cycles>2</meta:editing-cycles>
    <meta:generator>LibreOffice/25.8.5.2$Windows_X86_64 LibreOffice_project/9c8b85f387cc00a89945a79c9e6239f32e450ac2</meta:generator>
    <meta:document-statistic meta:table-count="3" meta:cell-count="16352" meta:object-count="0"/>
  </office:meta>
</office:document-meta>
</file>